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288cm" table:align="left"/>
    </style:style>
    <style:style style:name="Table1.A" style:family="table-column">
      <style:table-column-properties style:column-width="6.976cm"/>
    </style:style>
    <style:style style:name="Table1.B" style:family="table-column">
      <style:table-column-properties style:column-width="12.312cm"/>
    </style:style>
    <style:style style:name="Table1.A1" style:family="table-cell">
      <style:table-cell-properties style:vertical-align="middle" fo:padding="0.049cm" fo:border="none"/>
    </style:style>
    <style:style style:name="Table2" style:family="table">
      <style:table-properties style:width="19.288cm" table:align="left"/>
    </style:style>
    <style:style style:name="Table2.A" style:family="table-column">
      <style:table-column-properties style:column-width="6.572cm"/>
    </style:style>
    <style:style style:name="Table2.B" style:family="table-column">
      <style:table-column-properties style:column-width="12.716cm"/>
    </style:style>
    <style:style style:name="Table2.A1" style:family="table-cell">
      <style:table-cell-properties style:vertical-align="middle" fo:padding="0.049cm" fo:border="none"/>
    </style:style>
    <style:style style:name="Table3" style:family="table">
      <style:table-properties style:width="19.288cm" table:align="left"/>
    </style:style>
    <style:style style:name="Table3.A" style:family="table-column">
      <style:table-column-properties style:column-width="9.349cm"/>
    </style:style>
    <style:style style:name="Table3.B" style:family="table-column">
      <style:table-column-properties style:column-width="9.94cm"/>
    </style:style>
    <style:style style:name="Table3.A1" style:family="table-cell">
      <style:table-cell-properties style:vertical-align="middle" fo:padding="0.049cm" fo:border="none"/>
    </style:style>
    <style:style style:name="Table4" style:family="table">
      <style:table-properties style:width="19.288cm" table:align="left"/>
    </style:style>
    <style:style style:name="Table4.A" style:family="table-column">
      <style:table-column-properties style:column-width="6.906cm"/>
    </style:style>
    <style:style style:name="Table4.B" style:family="table-column">
      <style:table-column-properties style:column-width="12.383cm"/>
    </style:style>
    <style:style style:name="Table4.A1" style:family="table-cell">
      <style:table-cell-properties style:vertical-align="middle" fo:padding="0.049cm" fo:border="none"/>
    </style:style>
    <style:style style:name="Table5" style:family="table">
      <style:table-properties style:width="18.23cm" table:align="left"/>
    </style:style>
    <style:style style:name="Table5.A" style:family="table-column">
      <style:table-column-properties style:column-width="9.539cm"/>
    </style:style>
    <style:style style:name="Table5.B" style:family="table-column">
      <style:table-column-properties style:column-width="8.691cm"/>
    </style:style>
    <style:style style:name="Table5.A1" style:family="table-cell">
      <style:table-cell-properties style:vertical-align="middle" fo:padding="0.049cm" fo:border="none"/>
    </style:style>
    <style:style style:name="Table5.B1" style:family="table-cell">
      <style:table-cell-properties fo:padding="0.049cm" fo:border="none"/>
    </style:style>
    <style:style style:name="P1" style:family="paragraph" style:parent-style-name="Heading_20_3" style:master-page-name="">
      <loext:graphic-properties draw:fill="none"/>
      <style:paragraph-properties fo:margin-left="0cm" fo:margin-right="0cm" fo:text-indent="-1.101cm" style:auto-text-indent="false" style:page-number="auto" fo:background-color="transparent"/>
    </style:style>
    <style:style style:name="P2" style:family="paragraph" style:parent-style-name="Standard">
      <loext:graphic-properties draw:fill="none"/>
      <style:paragraph-properties fo:margin-left="0cm" fo:margin-right="0cm" fo:text-indent="-1.101cm" style:auto-text-indent="false" fo:background-color="transparent"/>
    </style:style>
    <style:style style:name="P3" style:family="paragraph" style:parent-style-name="Heading_20_3">
      <style:text-properties officeooo:paragraph-rsid="00161e4e"/>
    </style:style>
    <style:style style:name="P4" style:family="paragraph" style:parent-style-name="Heading_20_3">
      <style:text-properties officeooo:rsid="00167dac" officeooo:paragraph-rsid="00167dac"/>
    </style:style>
    <style:style style:name="P5" style:family="paragraph" style:parent-style-name="Text_20_body">
      <style:text-properties officeooo:rsid="00167dac" officeooo:paragraph-rsid="00167dac"/>
    </style:style>
    <style:style style:name="P6" style:family="paragraph" style:parent-style-name="Table_20_Contents">
      <style:text-properties fo:font-size="2pt" style:font-size-asian="2pt" style:font-size-complex="2pt"/>
    </style:style>
    <style:style style:name="P7" style:family="paragraph" style:parent-style-name="Text_20_body">
      <style:paragraph-properties fo:margin-top="0cm" fo:margin-bottom="0cm" style:contextual-spacing="false"/>
    </style:style>
    <style:style style:name="P8" style:family="paragraph" style:parent-style-name="Heading_20_3">
      <style:text-properties officeooo:rsid="00167dac" officeooo:paragraph-rsid="00167dac"/>
    </style:style>
    <style:style style:name="P9" style:family="paragraph" style:parent-style-name="Table_20_Contents" style:list-style-name="L1"/>
    <style:style style:name="P10" style:family="paragraph" style:parent-style-name="Table_20_Contents" style:list-style-name="L1">
      <style:paragraph-properties fo:margin-top="0cm" fo:margin-bottom="0.499cm" style:contextual-spacing="false"/>
    </style:style>
    <style:style style:name="P11" style:family="paragraph" style:parent-style-name="Table_20_Contents" style:list-style-name="L2"/>
    <style:style style:name="P12" style:family="paragraph" style:parent-style-name="Table_20_Contents" style:list-style-name="L2">
      <style:paragraph-properties fo:margin-top="0cm" fo:margin-bottom="0.499cm" style:contextual-spacing="false"/>
    </style:style>
    <style:style style:name="P13" style:family="paragraph" style:parent-style-name="Table_20_Contents" style:list-style-name="L3">
      <style:paragraph-properties fo:margin-top="0cm" fo:margin-bottom="0.499cm" style:contextual-spacing="false"/>
    </style:style>
    <style:style style:name="P14" style:family="paragraph" style:parent-style-name="Table_20_Contents" style:list-style-name="L4">
      <style:paragraph-properties fo:margin-top="0cm" fo:margin-bottom="0.499cm" style:contextual-spacing="false"/>
    </style:style>
    <style:style style:name="P15" style:family="paragraph" style:parent-style-name="Text_20_body" style:list-style-name="L5"/>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list-style-name="L6"/>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style style:name="P20" style:family="paragraph" style:parent-style-name="Text_20_body" style:list-style-name="L7">
      <style:paragraph-properties fo:margin-top="0cm" fo:margin-bottom="0cm" style:contextual-spacing="false"/>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3"/>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5">
      <style:paragraph-properties fo:margin-top="0cm" fo:margin-bottom="0cm" style:contextual-spacing="false"/>
    </style:style>
    <style:style style:name="P35" style:family="paragraph" style:parent-style-name="Text_20_body" style:list-style-name="L16"/>
    <style:style style:name="P36" style:family="paragraph" style:parent-style-name="Text_20_body" style:list-style-name="L16">
      <style:paragraph-properties fo:margin-top="0cm" fo:margin-bottom="0cm" style:contextual-spacing="false"/>
    </style:style>
    <style:style style:name="P37" style:family="paragraph" style:parent-style-name="Text_20_body" style:list-style-name="L17"/>
    <style:style style:name="P38" style:family="paragraph" style:parent-style-name="Text_20_body" style:list-style-name="L17">
      <style:paragraph-properties fo:margin-top="0cm" fo:margin-bottom="0cm" style:contextual-spacing="false"/>
    </style:style>
    <style:style style:name="P39" style:family="paragraph" style:parent-style-name="Text_20_body" style:list-style-name="L18"/>
    <style:style style:name="P40" style:family="paragraph" style:parent-style-name="Text_20_body" style:list-style-name="L18">
      <style:paragraph-properties fo:margin-top="0cm" fo:margin-bottom="0cm" style:contextual-spacing="false"/>
    </style:style>
    <style:style style:name="P41" style:family="paragraph" style:parent-style-name="Text_20_body" style:list-style-name="L19"/>
    <style:style style:name="P42" style:family="paragraph" style:parent-style-name="Text_20_body" style:list-style-name="L19">
      <style:paragraph-properties fo:margin-top="0cm" fo:margin-bottom="0cm" style:contextual-spacing="false"/>
    </style:style>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5">
      <style:paragraph-properties fo:margin-top="0cm" fo:margin-bottom="0cm" style:contextual-spacing="false"/>
    </style:style>
    <style:style style:name="P50" style:family="paragraph" style:parent-style-name="Text_20_body" style:list-style-name="L26"/>
    <style:style style:name="P51" style:family="paragraph" style:parent-style-name="Text_20_body" style:list-style-name="L26">
      <style:paragraph-properties fo:margin-top="0cm" fo:margin-bottom="0cm" style:contextual-spacing="false"/>
    </style:style>
    <style:style style:name="P52" style:family="paragraph" style:parent-style-name="Text_20_body" style:list-style-name="L27"/>
    <style:style style:name="P53" style:family="paragraph" style:parent-style-name="Text_20_body" style:list-style-name="L27">
      <style:paragraph-properties fo:margin-top="0cm" fo:margin-bottom="0cm" style:contextual-spacing="false"/>
    </style:style>
    <style:style style:name="P54" style:family="paragraph" style:parent-style-name="Text_20_body" style:list-style-name="L28"/>
    <style:style style:name="P55" style:family="paragraph" style:parent-style-name="Text_20_body" style:list-style-name="L28">
      <style:paragraph-properties fo:margin-top="0cm" fo:margin-bottom="0cm" style:contextual-spacing="false"/>
    </style:style>
    <style:style style:name="P56" style:family="paragraph" style:parent-style-name="Text_20_body" style:list-style-name="L29"/>
    <style:style style:name="P57" style:family="paragraph" style:parent-style-name="Text_20_body" style:list-style-name="L29">
      <style:paragraph-properties fo:margin-top="0cm" fo:margin-bottom="0cm" style:contextual-spacing="false"/>
    </style:style>
    <style:style style:name="P58" style:family="paragraph" style:parent-style-name="Text_20_body" style:list-style-name="L30"/>
    <style:style style:name="P59" style:family="paragraph" style:parent-style-name="Text_20_body" style:list-style-name="L30">
      <style:paragraph-properties fo:margin-top="0cm" fo:margin-bottom="0cm" style:contextual-spacing="false"/>
    </style:style>
    <style:style style:name="P60" style:family="paragraph" style:parent-style-name="Text_20_body" style:list-style-name="L31">
      <style:paragraph-properties fo:margin-top="0cm" fo:margin-bottom="0cm" style:contextual-spacing="false"/>
    </style:style>
    <style:style style:name="P61" style:family="paragraph" style:parent-style-name="Text_20_body" style:list-style-name="L31">
      <style:paragraph-properties fo:margin-top="0cm" fo:margin-bottom="0cm" style:contextual-spacing="false"/>
      <style:text-properties officeooo:paragraph-rsid="00161e4e"/>
    </style:style>
    <style:style style:name="P62" style:family="paragraph" style:parent-style-name="Text_20_body" style:list-style-name="L31">
      <style:text-properties officeooo:paragraph-rsid="00161e4e"/>
    </style:style>
    <style:style style:name="P63" style:family="paragraph" style:parent-style-name="Text_20_body" style:list-style-name="L32"/>
    <style:style style:name="P64" style:family="paragraph" style:parent-style-name="Text_20_body" style:list-style-name="L32">
      <style:paragraph-properties fo:margin-top="0cm" fo:margin-bottom="0cm" style:contextual-spacing="false"/>
    </style:style>
    <style:style style:name="P65" style:family="paragraph" style:parent-style-name="Text_20_body" style:list-style-name="L33"/>
    <style:style style:name="P66" style:family="paragraph" style:parent-style-name="Text_20_body" style:list-style-name="L33">
      <style:paragraph-properties fo:margin-top="0cm" fo:margin-bottom="0cm" style:contextual-spacing="false"/>
    </style:style>
    <style:style style:name="P67" style:family="paragraph" style:parent-style-name="Text_20_body" style:list-style-name="L34"/>
    <style:style style:name="P68" style:family="paragraph" style:parent-style-name="Text_20_body" style:list-style-name="L34">
      <style:paragraph-properties fo:margin-top="0cm" fo:margin-bottom="0cm" style:contextual-spacing="false"/>
    </style:style>
    <style:style style:name="P69" style:family="paragraph" style:parent-style-name="Text_20_body" style:list-style-name="L35"/>
    <style:style style:name="P70" style:family="paragraph" style:parent-style-name="Text_20_body" style:list-style-name="L35">
      <style:paragraph-properties fo:margin-top="0cm" fo:margin-bottom="0cm" style:contextual-spacing="false"/>
    </style:style>
    <style:style style:name="P71" style:family="paragraph" style:parent-style-name="Text_20_body" style:list-style-name="L36"/>
    <style:style style:name="P72" style:family="paragraph" style:parent-style-name="Text_20_body" style:list-style-name="L36">
      <style:paragraph-properties fo:margin-top="0cm" fo:margin-bottom="0cm" style:contextual-spacing="false"/>
    </style:style>
    <style:style style:name="P73" style:family="paragraph" style:parent-style-name="Text_20_body" style:list-style-name="L37"/>
    <style:style style:name="P74" style:family="paragraph" style:parent-style-name="Text_20_body" style:list-style-name="L37">
      <style:paragraph-properties fo:margin-top="0cm" fo:margin-bottom="0cm" style:contextual-spacing="false"/>
    </style:style>
    <style:style style:name="P75" style:family="paragraph" style:parent-style-name="Text_20_body" style:list-style-name="L38"/>
    <style:style style:name="P76" style:family="paragraph" style:parent-style-name="Text_20_body" style:list-style-name="L39"/>
    <style:style style:name="P77" style:family="paragraph" style:parent-style-name="Text_20_body" style:list-style-name="L40"/>
    <style:style style:name="P78" style:family="paragraph" style:parent-style-name="Text_20_body" style:list-style-name="L40">
      <style:paragraph-properties fo:margin-top="0cm" fo:margin-bottom="0cm" style:contextual-spacing="false"/>
    </style:style>
    <style:style style:name="P79" style:family="paragraph" style:parent-style-name="Text_20_body" style:list-style-name="L41"/>
    <style:style style:name="P80" style:family="paragraph" style:parent-style-name="Text_20_body" style:list-style-name="L41">
      <style:paragraph-properties fo:margin-top="0cm" fo:margin-bottom="0cm" style:contextual-spacing="false"/>
    </style:style>
    <style:style style:name="P81" style:family="paragraph" style:parent-style-name="Text_20_body" style:list-style-name="L42"/>
    <style:style style:name="P82" style:family="paragraph" style:parent-style-name="Text_20_body" style:list-style-name="L42">
      <style:paragraph-properties fo:margin-top="0cm" fo:margin-bottom="0cm" style:contextual-spacing="false"/>
    </style:style>
    <style:style style:name="P83" style:family="paragraph" style:parent-style-name="Text_20_body" style:list-style-name="L43"/>
    <style:style style:name="P84" style:family="paragraph" style:parent-style-name="Text_20_body" style:list-style-name="L43">
      <style:paragraph-properties fo:margin-top="0cm" fo:margin-bottom="0cm" style:contextual-spacing="false"/>
    </style:style>
    <style:style style:name="P85" style:family="paragraph" style:parent-style-name="Text_20_body" style:list-style-name="L44"/>
    <style:style style:name="P86" style:family="paragraph" style:parent-style-name="Text_20_body" style:list-style-name="L44">
      <style:paragraph-properties fo:margin-top="0cm" fo:margin-bottom="0cm" style:contextual-spacing="false"/>
    </style:style>
    <style:style style:name="P87" style:family="paragraph" style:parent-style-name="Text_20_body" style:list-style-name="L45"/>
    <style:style style:name="P88" style:family="paragraph" style:parent-style-name="Text_20_body" style:list-style-name="L45">
      <style:paragraph-properties fo:margin-top="0cm" fo:margin-bottom="0cm" style:contextual-spacing="false"/>
    </style:style>
    <style:style style:name="P89" style:family="paragraph" style:parent-style-name="Text_20_body" style:list-style-name="L46"/>
    <style:style style:name="P90" style:family="paragraph" style:parent-style-name="Text_20_body" style:list-style-name="L46">
      <style:paragraph-properties fo:margin-top="0cm" fo:margin-bottom="0cm" style:contextual-spacing="false"/>
    </style:style>
    <style:style style:name="P91" style:family="paragraph" style:parent-style-name="Text_20_body" style:list-style-name="L47"/>
    <style:style style:name="P92" style:family="paragraph" style:parent-style-name="Text_20_body" style:list-style-name="L47">
      <style:paragraph-properties fo:margin-top="0cm" fo:margin-bottom="0cm" style:contextual-spacing="false"/>
    </style:style>
    <style:style style:name="T1" style:family="text">
      <style:text-properties officeooo:rsid="001d7916"/>
    </style:style>
    <style:style style:name="T2" style:family="text">
      <style:text-properties officeooo:rsid="00208d28"/>
    </style:style>
    <style:style style:name="T3" style:family="text"/>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1-what-is-vmware"/><text:span text:style-name="Strong_20_Emphasis"><text:s text:c="9"/>1. What is VMware?</text:span></text:h>
      <text:p text:style-name="Text_20_body">VMware is a virtualization technology-based software tool used to test various software virtually by making a virtual operating system. It is like using a different operating system simultaneously as your current OS. It develops virtualization software, which means creating an abstraction layer over computer hardware that allows the hardware elements of a single computer to be divided into multiple virtual computers, also called virtual machines (VMs).</text:p>
      <text:h text:style-name="Heading_20_3" text:outline-level="3"><text:bookmark text:name="2-what-is-the-reason-for-using-virtual-machines-instead-of-original-hardware"/><text:span text:style-name="Strong_20_Emphasis">2. What is the reason for using virtual machines instead of original hardware?</text:span></text:h>
      <text:p text:style-name="Text_20_body">VM or Virtual machines allow us to operate multiple operating systems simultaneously from the same piece of hardware. Without virtualization, operating multiple systems like Windows and Linux would require two separate physical units. So it reduces the requirement to invest in additional units by splitting up a physical server into multiple servers.</text:p>
      <text:h text:style-name="Heading_20_3" text:outline-level="3"><text:bookmark text:name="3-what-are-the-different-types-of-virtualization-available"/><text:span text:style-name="Strong_20_Emphasis">3. What are the different types of virtualization available?</text:span></text:h>
      <text:p text:style-name="Text_20_body">There are five types of visualizations available, they are: </text:p>
      <text:list xml:id="list3362834045" text:style-name="L5">
        <text:list-item>
          <text:p text:style-name="P16"><text:a xlink:type="simple" xlink:href="https://v2cloud.com/blog/desktop-virtualization-benefits" text:style-name="Internet_20_link" text:visited-style-name="Visited_20_Internet_20_Link">Desktop Virtualization.</text:a> </text:p>
        </text:list-item>
        <text:list-item>
          <text:p text:style-name="P16">Application Virtualization. </text:p>
        </text:list-item>
        <text:list-item>
          <text:p text:style-name="P16">Server Virtualization </text:p>
        </text:list-item>
        <text:list-item>
          <text:p text:style-name="P16">Storage Virtualization. </text:p>
        </text:list-item>
        <text:list-item>
          <text:p text:style-name="P15">Network Virtualization   </text:p>
        </text:list-item>
      </text:list>
      <text:h text:style-name="Heading_20_3" text:outline-level="3"><text:bookmark text:name="4-what-is-the-server-software-vmware-provides-us"/><text:span text:style-name="Strong_20_Emphasis">4. What is the server software VMware provides us?</text:span></text:h>
      <text:p text:style-name="Text_20_body">VMware provides us with:</text:p>
      <text:list xml:id="list2197135589" text:style-name="L6">
        <text:list-item>
          <text:p text:style-name="P18">VMware ESX Server, </text:p>
        </text:list-item>
        <text:list-item>
          <text:p text:style-name="P18">VMware ESXi Server, and </text:p>
        </text:list-item>
        <text:list-item>
          <text:p text:style-name="P17">VMware Server. </text:p>
        </text:list-item>
      </text:list>
      <text:h text:style-name="Heading_20_3" text:outline-level="3"><text:bookmark text:name="5-name-some-vmware-products"/><text:span text:style-name="Strong_20_Emphasis">5. Name some VMware products.</text:span></text:h>
      <text:list xml:id="list1692568526" text:style-name="L7">
        <text:list-item>
          <text:p text:style-name="P20">VMWARE MIRAGE, </text:p>
        </text:list-item>
        <text:list-item>
          <text:p text:style-name="P20">VMWARE PIVOTAL CONTAINER SERVICE, </text:p>
        </text:list-item>
        <text:list-item>
          <text:p text:style-name="P20">VMWARE PHOTON PLATFORM, </text:p>
        </text:list-item>
        <text:list-item>
          <text:p text:style-name="P20">VMWARE THINAPP, </text:p>
        </text:list-item>
        <text:list-item>
          <text:p text:style-name="P20">VMWARE VCLOUD NFV, </text:p>
        </text:list-item>
        <text:list-item>
          <text:p text:style-name="P20">VMWARE VCLOUD NFV OPENSTACK, </text:p>
        </text:list-item>
        <text:list-item>
          <text:p text:style-name="P20">VMWARE VCLOUD SUITE, </text:p>
        </text:list-item>
        <text:list-item>
          <text:p text:style-name="P19">VMWARE VREALIZE. </text:p>
        </text:list-item>
      </text:list>
      <text:h text:style-name="Heading_20_3" text:outline-level="3"><text:bookmark text:name="6-what-is-desktop-virtualization-how-does-desktop-virtualization-work"/><text:span text:style-name="Strong_20_Emphasis">6. What is desktop virtualization? How does desktop virtualization work?</text:span></text:h>
      <text:p text:style-name="Text_20_body">Desktop virtualization is a technology that simulates a workstation load to access a desktop from a connected device remotely or locally. This separates the desktop environment and associated application software from the physical client device used to access it.</text:p>
      <text:p text:style-name="Text_20_body">Desktop virtualization works in many ways, but the basic two types of desktop virtualization are based on whether the operating system instance is local or remote.</text:p>
      <text:list xml:id="list2427829047" text:style-name="L8">
        <text:list-item>
          <text:p text:style-name="P21"><text:span text:style-name="Strong_20_Emphasis">Local Desktop Virtualization:</text:span> It denotes the operating system runs on a client device where all processing and workloads occur on local hardware. This desktop virtualization works when users don’t need a continuous network connection and can meet application computing requirements with local <text:soft-page-break/>system resources. Although this requires processing to be done locally, you cannot use local desktop virtualization to share VMs or resources across a network to thin clients or mobile devices. </text:p>
        </text:list-item>
      </text:list>
      <text:list xml:id="list2021131510" text:style-name="L9">
        <text:list-item>
          <text:p text:style-name="P22"><text:span text:style-name="Strong_20_Emphasis">Remote Desktop Virtualization:</text:span> Remote desktop virtualization is a commonly used virtualization that operates in a client/server computing environment. It allows users to run operating systems from a server while all user interactions occur on a client device. The result is that IT departments have more centralized control over applications and desktops and can maximize the organization’s investment in IT hardware through remote access to shared computing resources. </text:p>
        </text:list-item>
      </text:list>
      <text:h text:style-name="Heading_20_3" text:outline-level="3"><text:bookmark text:name="7-what-is-network-virtualization"/><text:span text:style-name="Strong_20_Emphasis">7. What is network virtualization?</text:span></text:h>
      <text:p text:style-name="Text_20_body">In virtualization technology, network virtualization is the process of combining network resources and network functionality into a single software-based administrative entity which is called a virtual network. It can combine multiple physical networks into one virtual software-based network, or it can divide one physical network into separate independent virtual networks.</text:p>
      <text:h text:style-name="Heading_20_3" text:outline-level="3"><text:bookmark text:name="8-explain-memory-and-storage-virtualization"/><text:span text:style-name="Strong_20_Emphasis">8. Explain memory and storage virtualization?</text:span></text:h>
      <text:p text:style-name="Text_20_body">Memory virtualization is the process of creating a memory pool by aggregating the resources of Random Access Memory (RAM) from individual systems in the data centre.</text:p>
      <text:p text:style-name="Text_20_body">Storage virtualization is a process of taking information about all of the storage hardware resources on storage area networks. Logically this can be used to combine hardware resources from different networks and data centers.</text:p>
      <text:h text:style-name="Heading_20_3" text:outline-level="3"><text:bookmark text:name="9-what-are-the-components-of-vmware-infrastructure"/><text:span text:style-name="Strong_20_Emphasis">9. What are the components of VMware infrastructure?</text:span></text:h>
      <text:p text:style-name="Text_20_body">The major components of VMware infrastructure are:</text:p>
      <text:list xml:id="list2030730118" text:style-name="L10">
        <text:list-item>
          <text:p text:style-name="P24">VMware ESX Server </text:p>
        </text:list-item>
        <text:list-item>
          <text:p text:style-name="P24">VirtualCenter Server </text:p>
        </text:list-item>
        <text:list-item>
          <text:p text:style-name="P24">VMware Infrastructure Client (VI Client) </text:p>
        </text:list-item>
        <text:list-item>
          <text:p text:style-name="P24">VMware Infrastructure Web Access (VI Web Access)  </text:p>
        </text:list-item>
        <text:list-item>
          <text:p text:style-name="P24">VMware Virtual Machine File System (VMFS) </text:p>
        </text:list-item>
        <text:list-item>
          <text:p text:style-name="P24">VMware Virtual Symmetric Multi-Processing (SMP) </text:p>
        </text:list-item>
        <text:list-item>
          <text:p text:style-name="P24">VMware VMotion and VMware Storage VMotion </text:p>
        </text:list-item>
        <text:list-item>
          <text:p text:style-name="P24">VMware High Availability (HA) </text:p>
        </text:list-item>
        <text:list-item>
          <text:p text:style-name="P24">VMware Distributed Resource Scheduler (DRS) </text:p>
        </text:list-item>
        <text:list-item>
          <text:p text:style-name="P24">VMware Consolidated Backup (Consolidated Backup)  </text:p>
        </text:list-item>
        <text:list-item>
          <text:p text:style-name="P23">VMware Infrastructure SDK </text:p>
        </text:list-item>
      </text:list>
      <text:h text:style-name="Heading_20_3" text:outline-level="3"><text:bookmark text:name="10-what-is-the-requirement-for-running-esxi-in-the-bios-of-the-server"/><text:span text:style-name="Strong_20_Emphasis">10. What is the requirement for running ESXi in the BIOS of the server?</text:span></text:h>
      <text:p text:style-name="Text_20_body">Running ESXi in the BIOS requires the NX/XD bit to be enabled for the CPU in the BIOS in order to ensure the smooth installation of the software programs.</text:p>
      <text:h text:style-name="Heading_20_3" text:outline-level="3"><text:bookmark text:name="11-what-does-esxi-stand-for"/><text:span text:style-name="Strong_20_Emphasis">11. What does ESXi stand for?</text:span></text:h>
      <text:p text:style-name="Text_20_body">ESXi stands for ESX Integrated.</text:p>
      <text:p text:style-name="Text_20_body">VMware ESXi is a type-1, enterprise-class hypervisor which easily installs on to your server and divides itself into multiple virtual machines. It isn’t a software application, although it includes and integrates vital OS components, such as a kernel.</text:p>
      <text:h text:style-name="Heading_20_3" text:outline-level="3"><text:bookmark text:name="12-what-is-vmkernel-what-is-the-vmkernel-port-used-for"/><text:soft-page-break/><text:span text:style-name="Strong_20_Emphasis">12. What is VMKernel? What is the VMkernel port used for?</text:span></text:h>
      <text:p text:style-name="Text_20_body">The VMkernel is the interface between virtual machines (VMs) and the physical hardware of the system. The responsibility of VMkernel is scheduling CPUs, allocating memory and providing other hardware abstraction with other operating systems (OS) services.</text:p>
      <text:p text:style-name="Text_20_body">Virtual machines cannot communicate with the ESXi server without VMKernel, so that’s why it’s very important for VMs.</text:p>
      <text:p text:style-name="Text_20_body">VMkernel port, also called VMkernel adapter, is a type of VMkernel network interface that works as a service provider used by the ESXi host to communicate with the VMware-based infrastructure. These adapters or ports are created according to the type of services required by vMotion, Fault Tolerance, Management or perhaps vSAN etc.</text:p>
      <text:h text:style-name="Heading_20_3" text:outline-level="3"><text:bookmark text:name="13-what-is-vmotion-why-is-it-used"/><text:span text:style-name="Strong_20_Emphasis">13. What is VMotion? Why is it used?</text:span></text:h>
      <text:p text:style-name="Text_20_body">VMotion could also be a key enabling technology for creating the dynamic, automated, and self-optimizing data centre.</text:p>
      <text:p text:style-name="Text_20_body">We used VMware VMotion because it enables the live migration of running virtual machines from one physical server to a special one with zero downtime, continuous service availability, and complete transaction integrity.</text:p>
      <text:h text:style-name="Heading_20_3" text:outline-level="3"><text:bookmark text:name="14-what-is-port-group"/><text:span text:style-name="Strong_20_Emphasis">14. What is Port-group?</text:span></text:h>
      <text:p text:style-name="Text_20_body">VM port groups are how we will create logical rules round the virtual ports that are made available to VMs. It’s common to make a port group for every VLAN and network subnet that you simply want to present to your VMs.</text:p>
      <text:h text:style-name="Heading_20_3" text:outline-level="3"><text:bookmark text:name="15-what-is-vswitch-in-vmware"/><text:span text:style-name="Strong_20_Emphasis">15. What is vSwitch in VMware?</text:span></text:h>
      <text:p text:style-name="Text_20_body">vSwitch is the software-based virtual networking switch used to connect virtual machines to the ESXi host &amp; it also provides the connectivity between the virtual machines on that virtual switch. vSphere Standard Switch is referred to as vSwitch. Each ESXi host requires its own vSwitch.</text:p>
      <text:h text:style-name="Heading_20_3" text:outline-level="3"><text:bookmark text:name="16-how-does-vmotion-work-in-the-background"/><text:span text:style-name="Strong_20_Emphasis">16. How does vMotion work in the background?</text:span></text:h>
      <text:p text:style-name="Text_20_body">The Virtual Machine Memory state is copied over the Vmotion Network from the source Host to the Target Host. Users still access the virtual machine and potentially update memory pages. A list of modified pages in memory is kept during a memory Bitmap on the source host.</text:p>
      <text:h text:style-name="Heading_20_3" text:outline-level="3"><text:bookmark text:name="17-what-happens-if-vmotion-fails"/><text:span text:style-name="Strong_20_Emphasis">17. What happens if VMotion fails?</text:span></text:h>
      <text:p text:style-name="Text_20_body">VMotion will fail if the target host does not have enough memory to satisfy the reservation of the virtual machine. If you want to fix this, migrate the virtual machine to another ESXi host that can provide the guaranteed memory for the VM or reduce the memory reservation of the virtual machine.</text:p>
      <text:h text:style-name="Heading_20_3" text:outline-level="3"><text:bookmark text:name="18-what-is-the-hypervisor-and-its-types"/><text:span text:style-name="Strong_20_Emphasis">18. What is the hypervisor and its types?</text:span></text:h>
      <text:p text:style-name="Text_20_body">A hypervisor may be a virtualization layer that permits multiple operating systems to share one hardware host. Each operating system or Virtual Machine is allocated physical resources such as memory, CPU, storage etc by the host. There are two types of hypervisors.</text:p>
      <text:list xml:id="list277252237" text:style-name="L11">
        <text:list-item>
          <text:p text:style-name="P26">Hosted hypervisor – works as application i.e. VMware Workstation </text:p>
        </text:list-item>
        <text:list-item>
          <text:p text:style-name="P25">Bare-metal – is virtualization software i.e. VMvisor, Hyper-V which is installed directly onto the hardware and controls all physical resources. </text:p>
        </text:list-item>
      </text:list>
      <text:h text:style-name="Heading_20_3" text:outline-level="3"><text:bookmark text:name="19-we-have-got-tons-of-features-like-vmotion-drs-smp-etc-but-why-do-we-like-ha"/><text:soft-page-break/><text:span text:style-name="Strong_20_Emphasis">19. We have got tons of features like VMotion, DRS, SMP, etc, but why do we like HA?</text:span></text:h>
      <text:p text:style-name="Text_20_body">We’d like this because we want our services running without interruption. Assume like, for a couple of reasons if anyone of the ESX server within the cluster goes down suddenly, what happens to the virtual machines which are running thereon particular server? Do they continue to run or go down? Yes, they also go down. But with the help of VMware HA, these VM’s are often restarted immediately on the other ESX servers within an equivalent cluster. But here, you’ll get a downtime of 5 –10 mins because a server crash is an unexpected thing.</text:p>
      <text:h text:style-name="Heading_20_3" text:outline-level="3"><text:bookmark text:name="20-what-architecture-changes-were-seen-between-esxi-4-1-and-5-0"/><text:span text:style-name="Strong_20_Emphasis">20. What architecture changes were seen between ESXi 4.1 and 5.0?</text:span></text:h>
      <text:p text:style-name="Text_20_body">vSphere 5.0 involves a replacement HA architecture. HA has been rewritten from the bottom up to shed a number of those constraints that were enforced by AAM. HA, as a neighbourhood of 5.0, also mentioned as FDM (fault domain manager), introduces less complexity and better resiliency. From a UI perspective, not tons have changed, but there are tons under the covers that have changed. Though no more primary/secondary node concept as stated but a master/slave concept with an automated election process.</text:p>
      <text:h text:style-name="Heading_20_3" text:outline-level="3"><text:bookmark text:name="21-is-ha-dependent-on-vmware-vcenter-server"/><text:span text:style-name="Strong_20_Emphasis">21. Is HA dependent on Vmware vCenter Server?</text:span></text:h>
      <text:p text:style-name="Text_20_body">Yes. But only during the initial installation and configuration.</text:p>
      <text:h text:style-name="Heading_20_3" text:outline-level="3"><text:bookmark text:name="22-what-is-vm-monitoring-status"/><text:span text:style-name="Strong_20_Emphasis">22. What is VM Monitoring status?</text:span></text:h>
      <text:p text:style-name="Text_20_body">HA will usually monitor ESX hosts and reboot the virtual machine within the failed hosts within the opposite host within the cluster just in case of host isolation. Still, I want the HA to monitor Virtual machine failures also. Here the feature called VM monitoring status as a neighbourhood of HA settings.VM monitoring would restart the virtual machine if the VMware tools heartbeat didn’t receive within the specified time using Monitoring sensitivity.</text:p>
      <text:h text:style-name="Heading_20_3" text:outline-level="3"><text:bookmark text:name="23-what-is-vmware-vsphere-api-and-vsphere-sdk"/><text:span text:style-name="Strong_20_Emphasis">23. What is VMware vSphere API and vSphere SDK?</text:span></text:h>
      <text:p text:style-name="Text_20_body">VMware vSphere API may be a set of interfaces for managing vSphere. You can use the API to try to do most of the items the vSphere Client can do. The API is defined as SOAP Web Services with WSDL. The vSphere SDK could also be a group of libraries that support vSphere API, also as tools and samples that assist your development efforts. The vSphere SDK is additionally referred to as VI SDK, vCenter SDK, ESX SDK, etc. In most discussions, the vSphere API and vSphere SDK are used interchangeably.</text:p>
      <text:h text:style-name="Heading_20_3" text:outline-level="3"><text:bookmark text:name="24-whats-vmfs"/><text:span text:style-name="Strong_20_Emphasis">24. What’s VMFS?</text:span></text:h>
      <text:p text:style-name="Text_20_body">VMFS may be a block-level, high-performance clustered filing system for virtualization. It is often shared between multiple ESXi hosts or VMs and may simultaneously write and read data to and from one storage location.</text:p>
      <text:h text:style-name="Heading_20_3" text:outline-level="3"><text:bookmark text:name="25-what-advantages-does-vmware-filing-system-provide-over-the-utilization-of-traditional-file-systems"/><text:span text:style-name="Strong_20_Emphasis">25. What advantages does VMware filing system provide over the utilization of traditional file systems?</text:span></text:h>
      <text:p text:style-name="Text_20_body">The advantages of the VMware filing system over the utilization of a traditional filing system are that the structure of VMFS makes it possible to store VM files in a single folder and simplifies VM administration. Traditional file systems authorize only one server to get read/write access to a storage resource. This guarantees that a VM works with only one ESXi server at a time.</text:p>
      <text:h text:style-name="Heading_20_3" text:outline-level="3"><text:bookmark text:name="26-whats-a-vmware-data-store"/><text:span text:style-name="Strong_20_Emphasis">26. What’s a VMware Data-store?</text:span></text:h>
      <text:p text:style-name="Text_20_body">Data-stores are the storage containers for files. Generally, data-stores hide the specifics of every memory device and supply a consistent model for storing VM files. Data-stores are wont to hold virtual machine files, templates, ISO images etc.</text:p>
      <text:h text:style-name="Heading_20_3" text:outline-level="3"><text:bookmark text:name="27-whats-the-difference-between-nfs-and-vmfs-data-stores"/><text:soft-page-break/><text:span text:style-name="Strong_20_Emphasis">27. What’s the difference between NFS and VMFS data-stores?</text:span></text:h>
      <text:p text:style-name="Text_20_body">NFS may be a file-level filing system, while VMFS may be a block-level filing system. Once we create a VMFS Data-store, the VMFS filing system is made by the vSphere, but the NFS filing system is on the Storage side and is merely mounted and features a shared folder on the vSphere.</text:p>
      <text:h text:style-name="Heading_20_3" text:outline-level="3"><text:bookmark text:name="28-whats-iscsi-in-vmware"/><text:span text:style-name="Strong_20_Emphasis">28. What’s iSCSI in VMware?</text:span></text:h>
      <text:p text:style-name="Text_20_body">iSCSI may be a protocol which uses the TCP to move SCSI commands and also enables the utilization of the prevailing TCP/IP networking infrastructure as a cargo area Network.</text:p>
      <text:h text:style-name="Heading_20_3" text:outline-level="3"><text:bookmark text:name="29-whats-the-default-port-employed-by-iscsi-during-a-vmware-vsphere-environment"/><text:span text:style-name="Strong_20_Emphasis">29. What’s the default port employed by iSCSI during a VMware vSphere environment?</text:span></text:h>
      <text:p text:style-name="Text_20_body">In a VMware vSphere environment, iSCSI uses TCP ports 860 and 3260 with higher-level names wont to address the objects within the protocol.</text:p>
      <text:h text:style-name="Heading_20_3" text:outline-level="3"><text:bookmark text:name="30-whats-multipathing-in-vmware"/><text:span text:style-name="Strong_20_Emphasis">30. What’s multipathing in vmware?</text:span></text:h>
      <text:p text:style-name="Text_20_body">In VMware, multipathing may be a process that permits you to employ quite one physical path that transfers data between the host and an auxiliary storage device. During a failure of any element within the SAN network, like a switch, adapter, or cable, ESXi can switch to a different physical path that doesn’t use the failed component.</text:p>
      <text:h text:style-name="Heading_20_3" text:outline-level="3"><text:bookmark text:name="31-whats-fcoe-protocol"/><text:span text:style-name="Strong_20_Emphasis">31. What’s FCoE protocol?</text:span></text:h>
      <text:p text:style-name="Text_20_body">Fibre Channel over Ethernet or FCoE may be a transport standard that takes Fibre Channel frames and encapsulates them within an enhanced Ethernet network. FCoE retains Fibre Channel upper-level protocol features like flow control and data integrity checking but not its cables and interfaces.</text:p>
      <text:h text:style-name="Heading_20_3" text:outline-level="3"><text:bookmark text:name="32-whats-the-difference-between-fc-and-fcoe"/><text:span text:style-name="Strong_20_Emphasis">32. What’s the difference between FC and FCoE?</text:span></text:h>
      <text:p text:style-name="Text_20_body">FCOE maps Fiber channels over full duplex Ethernet networks based on IEEE 802.3 standard. And therefore the other hand, Fiber Channel or FC may be a serial data transfer protocol and standard for high-speed enterprise-grade storage networking. It accelerates to 128 Gbps and delivers storage data over fast optical networks.</text:p>
      <text:h text:style-name="Heading_20_3" text:outline-level="3"><text:bookmark text:name="33-how-does-vmware-measure-iops"/><text:span text:style-name="Strong_20_Emphasis">33. How does VMware measure IOPS?</text:span></text:h>
      <text:p text:style-name="Text_20_body">VMware measures IOPs by these two formulas:</text:p>
      <text:p text:style-name="Text_20_body">A. IOPS = 1/(Avg. Latency + Avg. Seek)(ms) (per Disk )</text:p>
      <text:p text:style-name="Text_20_body">B. Total IOPS = IOPS * Total number of Disks.</text:p>
      <text:h text:style-name="Heading_20_3" text:outline-level="3"><text:bookmark text:name="34-whats-iops-in-vmware"/><text:span text:style-name="Strong_20_Emphasis">34. What’s IOPS in VMware?</text:span></text:h>
      <text:p text:style-name="Text_20_body">IOPS stands for Input/output Operations per Second and may be a common performance measurement to benchmark memory devices like hard disc drives, solid state drives and cargo area networks.</text:p>
      <text:h text:style-name="Heading_20_3" text:outline-level="3"><text:bookmark text:name="35-whats-the-utilization-of-snapshots-in-vmware"/><text:span text:style-name="Strong_20_Emphasis">35. What’s the utilization of snapshots in VMware?</text:span></text:h>
      <text:p text:style-name="Text_20_body">The VMware snapshot is used to preserve the state and data of the Virtual machine at the present point in time, so once you are done testing, you’ll quickly revert the VM back to the desired state. In VMware, VMware snapshots are easy and quick thanks to saving the state of a virtual machine before you test a software update, patch or other change.</text:p>
      <text:h text:style-name="Heading_20_3" text:outline-level="3"><text:bookmark text:name="36-what-percentage-sorts-of-snapshots-are-there-in-vmware"/><text:span text:style-name="Strong_20_Emphasis">36. What percentage sorts of snapshots are there in VMware?</text:span></text:h>
      <text:p text:style-name="Text_20_body">As the perspective of files VMware snapshot are often four types:</text:p>
      <text:list xml:id="list1725610116" text:style-name="L12">
        <text:list-item>
          <text:p text:style-name="P28">Delta disk files </text:p>
        </text:list-item>
        <text:list-item>
          <text:p text:style-name="P28"><text:soft-page-break/>Flat file </text:p>
        </text:list-item>
        <text:list-item>
          <text:p text:style-name="P28">Database file </text:p>
        </text:list-item>
        <text:list-item>
          <text:p text:style-name="P27">Memory file </text:p>
        </text:list-item>
      </text:list>
      <text:h text:style-name="Heading_20_3" text:outline-level="3"><text:bookmark text:name="37-are-you-able-to-restore-a-vm-from-a-snapshot"/><text:span text:style-name="Strong_20_Emphasis">37. Are you able to restore a VM from a snapshot?</text:span></text:h>
      <text:p text:style-name="Text_20_body">Yes, one can restore a snapshot in VMware by using the Revert and attend commands.</text:p>
      <text:h text:style-name="Heading_20_3" text:outline-level="3"><text:bookmark text:name="38-whats-alua-storage"/><text:span text:style-name="Strong_20_Emphasis">38. What’s ALUA storage?</text:span></text:h>
      <text:p text:style-name="Text_20_body">ALUA stands for Asymmetric Logical Unit Access. ALUA may be a specific memory device capable of servicing I/O to a given LUN on two different storage processors but unevenly. Using ALUA, I/O to a given LUN are often sent to available ports on any of the SPs within the storage array.</text:p>
      <text:h text:style-name="Heading_20_3" text:outline-level="3"><text:bookmark text:name="39-whats-numa-in-vmware"/><text:span text:style-name="Strong_20_Emphasis">39. What’s NUMA in VMware?</text:span></text:h>
      <text:p text:style-name="Text_20_body">The full sort of NUMA is Non-uniform access. It’s a memory design utilized in multiprocessing, where the access time depends on the memory location relative to the processor. The biggest disadvantage is that the access of the CPU is usually the fastest when the CPU can access its local memory.</text:p>
      <text:h text:style-name="Heading_20_3" text:outline-level="3"><text:bookmark text:name="40-how-do-i-enable-numa-in-vmware"/><text:span text:style-name="Strong_20_Emphasis">40. How do I enable NUMA in VMware?</text:span></text:h>
      <text:p text:style-name="Text_20_body">There are thanks to enable NUMA in VMware which is:</text:p>
      <text:list xml:id="list3611372252" text:style-name="L13">
        <text:list-item>
          <text:p text:style-name="P30">Configure one virtual machine to use hyper-threading with NUMA, add NUMA and VCPU. </text:p>
        </text:list-item>
        <text:list-item>
          <text:p text:style-name="P30">Click on the VM option then select Edit Settings. </text:p>
        </text:list-item>
        <text:list-item>
          <text:p text:style-name="P29">Now configure all virtual machines to use hyper-threading with NUMA. Add numa then configure PreferHT=1 for per-host advanced configuration file. </text:p>
        </text:list-item>
      </text:list>
      <text:h text:style-name="Heading_20_3" text:outline-level="3"><text:bookmark text:name="41-whats-vnuma-or-virtual-numa"/><text:span text:style-name="Strong_20_Emphasis">41. What’s vNUMA or Virtual NUMA?</text:span></text:h>
      <text:p text:style-name="Text_20_body">vNUMA or virtual non-uniform access may be an access optimization technique for VMware virtual machines (VMs), which helps prevent memory-bandwidth bottlenecks. Virtual NUMA is particularly useful with large, multiple VMs during a vApp or high-performance virtual machines.</text:p>
      <text:h text:style-name="Heading_20_3" text:outline-level="3"><text:bookmark text:name="42-whats-a-lun-in-vmware-whats-the-complete-sort-of-lun"/><text:span text:style-name="Strong_20_Emphasis">42. What’s a LUN in VMware?</text:span> <text:span text:style-name="Strong_20_Emphasis">What’s the complete sort of LUN?</text:span></text:h>
      <text:p text:style-name="Text_20_body">LUN stands for Logical Unit Number. LUN could also be a logical section of storage. A LUN is often one disk or multiple disks, and it can also be allocated from a disk pool or disk volume relying on the storage vendor’s terminology. A data store could also be a representation VMware uses for an area of storage that virtual machines can reside on.</text:p>
      <text:h text:style-name="Heading_20_3" text:outline-level="3"><text:bookmark text:name="43-why-is-rdm-employed-in-vmware"/><text:span text:style-name="Strong_20_Emphasis">43. Why is RDM employed in VMware?</text:span></text:h>
      <text:p text:style-name="Text_20_body">RDM allows Virtual machines to bypass VMFS. VMware’s default storage management interface and access the memory device directly. In this manner, an RDM acts as a proxy for a raw LUN residing during a VMFS volume. RDM or Raw Device Mapping may be a mapping file that maps a LUN on to a VM.</text:p>
      <text:h text:style-name="Heading_20_3" text:outline-level="3"><text:bookmark text:name="44-whats-the-difference-between-rdm-and-vmdk"/><text:span text:style-name="Strong_20_Emphasis">44. What’s the difference between RDM and VMDK?</text:span></text:h>
      <text:p text:style-name="Text_20_body">RDM is additionally referred to as a pass-through disk and may be a mapping file that acts as a proxy for a physical device like a LUN. On the opposite side, VMDK may be a file that appears as an uncompromising drive to the guest OS. Fundamentally it’s a virtual disk drive.</text:p>
      <text:h text:style-name="Heading_20_3" text:outline-level="3"><text:bookmark text:name="45-how-to-add-rdm-to-vmware"/><text:soft-page-break/><text:span text:style-name="Strong_20_Emphasis">45. How to add RDM to VMware?</text:span></text:h>
      <text:p text:style-name="Text_20_body">First, you’ve got to create the RDM pointer file, then attach the RDM to a virtual machine using the vSphere Client; Right-click the virtual machine you would like to feature an RDM disk, Click Edit Settings, Click Add, Select hard disc, Select Use an existing virtual disk.</text:p>
      <text:h text:style-name="Heading_20_3" text:outline-level="3"><text:bookmark text:name="46-whats-the-first-feature-of-vmware-vsan"/><text:span text:style-name="Strong_20_Emphasis">46. What’s the first feature of VMware vSAN?</text:span></text:h>
      <text:p text:style-name="Text_20_body">The primary feature of VMware vSAN is its work with VM storage policies to support a VM-centric approach to storage management.</text:p>
      <text:h text:style-name="Heading_20_3" text:outline-level="3"><text:bookmark text:name="47-whats-the-difference-between-san-and-vsan"/><text:span text:style-name="Strong_20_Emphasis">47. What’s the difference between SAN and vSAN?</text:span></text:h>
      <text:p text:style-name="Text_20_body">SAN leverages storage protocols like FCP and iSCSI while vSAN only works with ESXi hosts. Within the case of SAN, storage administrators are required to pre-allocate storage on different systems although vSAN automatically converts local storage resources into one storage pool.</text:p>
      <text:h text:style-name="Heading_20_3" text:outline-level="3"><text:bookmark text:name="48-whats-nas-in-vmware"/><text:span text:style-name="Strong_20_Emphasis">48. What’s NAS in VMware?</text:span></text:h>
      <text:p text:style-name="Text_20_body">The NAS or network-attached storage transport mode enables the virtual server agent proxy computer to read data directly from the network digital computer (NFS) without browsing an ESX host or transferring data over the local area network.</text:p>
      <text:h text:style-name="Heading_20_3" text:outline-level="3"><text:bookmark text:name="49-whats-vsphere-replication-nfc"/><text:span text:style-name="Strong_20_Emphasis">49. What’s vSphere replication NFC?</text:span></text:h>
      <text:p text:style-name="Text_20_body">vSphere replication NFC is that the replication traffic was sent and received using the management interfaces of ESXi and VRA appliances. NFC (Network File Copy) traffic is employed to repeat VM replication data from the vSphere Replication Server appliance at the target site to the destination datastores.</text:p>
      <text:h text:style-name="Heading_20_3" text:outline-level="3"><text:bookmark text:name="50-whats-vmware-vaai"/><text:span text:style-name="Strong_20_Emphasis">50. What’s VMware VAAI?</text:span></text:h>
      <text:p text:style-name="Text_20_body">VMware VAAI is hardware acceleration or hardware offload APIs which are a group of APIs to enable communication between VMware vSphere ESXi hosts and storage devices.</text:p>
      <text:h text:style-name="Heading_20_3" text:outline-level="3"><text:bookmark text:name="51-how-do-i-know-if-vaai-is-enabled"/><text:span text:style-name="Strong_20_Emphasis">51. How do I know if VAAI is enabled?</text:span></text:h>
      <text:p text:style-name="Text_20_body">To enabled VAAI steps are following,</text:p>
      <text:list xml:id="list8194759" text:style-name="L14">
        <text:list-item>
          <text:p text:style-name="P32">In the vSphere Client inventory panel, click the host. </text:p>
        </text:list-item>
        <text:list-item>
          <text:p text:style-name="P32">Click the Configuration tab, then click Advanced Settings under Software. </text:p>
        </text:list-item>
        <text:list-item>
          <text:p text:style-name="P31">Check that these options are set to 1 (enabled). </text:p>
        </text:list-item>
      </text:list>
      <text:h text:style-name="Heading_20_3" text:outline-level="3"><text:bookmark text:name="52-whats-nfs-in-vmware"/><text:span text:style-name="Strong_20_Emphasis">52. What’s NFS in VMware?</text:span></text:h>
      <text:p text:style-name="Text_20_body">NFS generally referred to as Network File Systems, may be file-level storage allocated by shared storage. Its network-attached storage will be shared through a cluster in vSphere. It also allows a user on a computer to access files over a network similar to local storage.</text:p>
      <text:h text:style-name="Heading_20_3" text:outline-level="3"><text:bookmark text:name="53-whats-the-default-number-of-ports-configured-with-the-virtual-switch"/><text:span text:style-name="Strong_20_Emphasis">53. What’s the default number of ports configured with the virtual switch?</text:span></text:h>
      <text:p text:style-name="Text_20_body">The default number of ports configured with the virtual switch is 128 ports.</text:p>
      <text:h text:style-name="Heading_20_3" text:outline-level="3"><text:bookmark text:name="54-whats-vds-in-vmware"/><text:span text:style-name="Strong_20_Emphasis">54. What’s vDS in VMware?</text:span></text:h>
      <text:p text:style-name="Text_20_body">The full form is vDS is VMware vSphere Distributed Switch which provides a centralized interface from which you’ll configure, monitor and administer virtual machine access switching for the whole data center. And it also provides support for advanced VMware vSphere networking features.</text:p>
      <text:h text:style-name="Heading_20_3" text:outline-level="3"><text:bookmark text:name="55-whats-a-vsphere-client"/><text:soft-page-break/><text:span text:style-name="Strong_20_Emphasis">55. What’s a vSphere client?</text:span></text:h>
      <text:p text:style-name="Text_20_body">The vSphere Client is application software that permits the management of a vSphere installation. The vSphere Client provides an administrator with access to the key functions of vSphere without the necessity to access a vSphere server directly.</text:p>
      <text:h text:style-name="Heading_20_3" text:outline-level="3"><text:bookmark text:name="56-whats-the-max-number-of-virtual-machines-per-host"/><text:span text:style-name="Strong_20_Emphasis">56. What’s the max number of virtual machines per host?</text:span></text:h>
      <text:p text:style-name="Text_20_body">Maximum number of virtual machines per host is 100.</text:p>
      <text:h text:style-name="Heading_20_3" text:outline-level="3"><text:bookmark text:name="57-whats-a-host-and-cluster-in-vmware"/><text:span text:style-name="Strong_20_Emphasis">57. What’s a host and cluster in VMware?</text:span></text:h>
      <text:p text:style-name="Text_20_body">A Host is the virtual representation of the computing and memory resources of a physical machine running ESX Server, and a cluster may be a group of hosts.</text:p>
      <text:h text:style-name="Heading_20_3" text:outline-level="3"><text:bookmark text:name="58-whats-vmware-auto-deploy"/><text:span text:style-name="Strong_20_Emphasis">58. What’s VMware auto deploy?</text:span></text:h>
      <text:p text:style-name="Text_20_body">Auto Deploy is a process of VMware that stores the knowledge for the ESXi hosts to be provisioned in several locations. Information about the situation of image profiles and host profiles is initially laid out in the principles that map machines to image profiles and host profiles.</text:p>
      <text:h text:style-name="Heading_20_3" text:outline-level="3"><text:bookmark text:name="59-how-does-one-automate-a-vm-deployment-in-vmware"/><text:span text:style-name="Strong_20_Emphasis">59. How does one automate a VM deployment in VMware?</text:span></text:h>
      <text:p text:style-name="Text_20_body">Steps to automate a VM deployment in VMware:</text:p>
      <text:list xml:id="list1445370138" text:style-name="L15">
        <text:list-item>
          <text:p text:style-name="P34">Enter the vCenter IP address, username and password. </text:p>
        </text:list-item>
        <text:list-item>
          <text:p text:style-name="P34">Select your vCenter platform. </text:p>
        </text:list-item>
        <text:list-item>
          <text:p text:style-name="P34">Enter the registration details, and therefore the new specification name. </text:p>
        </text:list-item>
        <text:list-item>
          <text:p text:style-name="P33">Enter the administrator password. </text:p>
        </text:list-item>
      </text:list>
      <text:h text:style-name="Heading_20_3" text:outline-level="3"><text:bookmark text:name="60-what-are-the-2-reasons-why-a-virtual-machine-might-fail-to-power-on"/><text:span text:style-name="Strong_20_Emphasis">60. What are the 2 reasons why a virtual machine might fail to power on?</text:span></text:h>
      <text:p text:style-name="Text_20_body">The two reasons for a virtual machine might fail to power on:</text:p>
      <text:list xml:id="list2431410323" text:style-name="L16">
        <text:list-item>
          <text:p text:style-name="P36">The virtual machine is running on an ESXi host which has an expired license. </text:p>
        </text:list-item>
        <text:list-item>
          <text:p text:style-name="P35">The virtual machine is running on a data-store which has insufficient disc space for the .vswp file. </text:p>
        </text:list-item>
      </text:list>
      <text:h text:style-name="Heading_20_3" text:outline-level="3"><text:bookmark text:name="61-whats-vmware-vum"/><text:span text:style-name="Strong_20_Emphasis">61. What’s VMware VUM?</text:span></text:h>
      <text:p text:style-name="Text_20_body">VUM, also called VMware vSphere Update Manager, may be a tool that gives a patch management framework for VMware vSphere. IT administrators use VUM to patch and upgrade VMware ESXi hosts, VMware Tool, virtual hardware for virtual machines, and appliances.</text:p>
      <text:h text:style-name="Heading_20_3" text:outline-level="3"><text:bookmark text:name="62-whats-an-appliance-in-vmware"/><text:span text:style-name="Strong_20_Emphasis">62. What’s an appliance in VMware?</text:span></text:h>
      <text:p text:style-name="Text_20_body">A virtual appliance consists of application software running on a preconfigured virtual machine with JeOS or simply enough OS needed to support the functions of the appliance.</text:p>
      <text:h text:style-name="Heading_20_3" text:outline-level="3"><text:bookmark text:name="63-whats-the-utilization-of-vcenter-server"/><text:span text:style-name="Strong_20_Emphasis">63. What’s the utilization of vCenter server?</text:span></text:h>
      <text:p text:style-name="Text_20_body">vCenter is employed to manage multiple ESXi hosts, virtual machines and every one dependent component from one centralized location.</text:p>
      <text:h text:style-name="Heading_20_3" text:outline-level="3"><text:bookmark text:name="64-what-are-the-most-components-of-vcenter-server-architecture"/><text:span text:style-name="Strong_20_Emphasis">64. What are the most components of vCenter server architecture?</text:span></text:h>
      <text:p text:style-name="Text_20_body">The vCenter Server architecture consists of three main components which are vSphere Web Client, vCenter Server Database and vCenter Single Sign-On.</text:p>
      <text:h text:style-name="Heading_20_3" text:outline-level="3"><text:bookmark text:name="65-what-are-the-services-in-vcenter-server"/><text:soft-page-break/><text:span text:style-name="Strong_20_Emphasis">65. What are the services in vCenter server?</text:span></text:h>
      <text:p text:style-name="Text_20_body">The vCenter Server services are vCenter Server, vSphere Web Client, Inventory Service, vSphere Auto Deploy, vSphere ESXi Dump Collector, VMware vSphere Syslog Collector on Windows and VMware Sphere Syslog Service for the vCenter Server Appliance.</text:p>
      <text:h text:style-name="Heading_20_3" text:outline-level="3"><text:bookmark text:name="66-what-are-the-extra-modules-of-vmware-vcenter-server"/><text:span text:style-name="Strong_20_Emphasis">66. What are the extra modules of VMware vCenter server?</text:span></text:h>
      <text:p text:style-name="Text_20_body">VMware vCenter server additional modules are vCenter Update Manager, vCenter Converter, and vCenter Guided Consolidation Service.</text:p>
      <text:h text:style-name="Heading_20_3" text:outline-level="3"><text:bookmark text:name="67-how-do-i-export-vm-from-vcloud-director"/><text:span text:style-name="Strong_20_Emphasis">67. How do I export VM from vCloud director?</text:span></text:h>
      <text:p text:style-name="Text_20_body">The steps to export VM from vCloud director:</text:p>
      <text:list xml:id="list1543365839" text:style-name="L17">
        <text:list-item>
          <text:p text:style-name="P38">Navigate to the organization you would like to export from. </text:p>
        </text:list-item>
        <text:list-item>
          <text:p text:style-name="P38">Click on Catalogs. </text:p>
        </text:list-item>
        <text:list-item>
          <text:p text:style-name="P38">Click on vApp Templates. </text:p>
        </text:list-item>
        <text:list-item>
          <text:p text:style-name="P38">Right-click on the VM that you simply wish to export, and choose Download. </text:p>
        </text:list-item>
        <text:list-item>
          <text:p text:style-name="P37">Click on Browse, and choose a folder and a reputation to store the OVF export </text:p>
        </text:list-item>
      </text:list>
      <text:h text:style-name="Heading_20_3" text:outline-level="3"><text:bookmark text:name="68-which-cloud-service-does-vmware-vcloud-air-provide"/><text:span text:style-name="Strong_20_Emphasis">68. Which cloud service does VMware vCloud air provide?</text:span></text:h>
      <text:p text:style-name="Text_20_body">vCloud Air provides three Infrastructure as a Service(IaaS) subscription service types- dedicated cloud, virtual private cloud, and disaster recovery.</text:p>
      <text:h text:style-name="Heading_20_3" text:outline-level="3"><text:bookmark text:name="69-whats-vmware-vadp"/><text:span text:style-name="Strong_20_Emphasis">69. What’s VMware VADP?</text:span></text:h>
      <text:p text:style-name="Text_20_body">VMware VADP may be a VMware vStorage API that backs up and restores vSphere virtual machines. VADP replaces the VMware Consolidated Backup (VCB) framework, this offloads backup processing from ESX hosts and allows each ESX host to run more VMs.</text:p>
      <text:h text:style-name="Heading_20_3" text:outline-level="3"><text:bookmark text:name="70-what-does-mob-in-vmware-stand-for"/><text:span text:style-name="Strong_20_Emphasis">70. What does MOB in VMware stand for?</text:span></text:h>
      <text:p text:style-name="Text_20_body">MOB in VMware stands for Managed Object Browser.</text:p>
      <text:h text:style-name="Heading_20_3" text:outline-level="3"><text:bookmark text:name="71-how-do-i-disable-storage-drs-for-the-data-store"/><text:span text:style-name="Strong_20_Emphasis">71. How do I disable Storage DRS for the Data-store?</text:span></text:h>
      <text:p text:style-name="Text_20_body">The steps are:</text:p>
      <text:list xml:id="list749854736" text:style-name="L18">
        <text:list-item>
          <text:p text:style-name="P40">Browse to the data-store cluster within the vsphere Client. </text:p>
        </text:list-item>
        <text:list-item>
          <text:p text:style-name="P40">Click the Configure tab and click on Services. </text:p>
        </text:list-item>
        <text:list-item>
          <text:p text:style-name="P40">Select Storage DRS and click on Edit. </text:p>
        </text:list-item>
        <text:list-item>
          <text:p text:style-name="P39">Select activate vSphere DRS and click on OK. </text:p>
        </text:list-item>
      </text:list>
      <text:p text:style-name="Text_20_body">An optional step is to disable only I/O-related functions of Storage DRS, leaving space-related controls enabled then perform the subsequent steps.</text:p>
      <text:h text:style-name="Heading_20_3" text:outline-level="3"><text:bookmark text:name="72-what-do-you-mean-by-clone-template-in-vmware-what-is-the-difference-between-the-two"/><text:span text:style-name="Strong_20_Emphasis">72. What do you mean by clone &amp; template in VMware? What is the difference between the two? </text:span></text:h>
      <text:p text:style-name="Text_20_body"><text:span text:style-name="Strong_20_Emphasis">Clone VMware: </text:span>Clone virtual machines are the identical copy of the parent virtual machine; however the clone virtual machine and parent virtual machine will have different MAC addresses and UUIDs. Any changes done on a cloned virtual machine will not affect the parent virtual machine and vice-versa.</text:p>
      <text:p text:style-name="Text_20_body"><text:span text:style-name="Strong_20_Emphasis"/></text:p>
      <text:p text:style-name="Text_20_body"><text:span text:style-name="Strong_20_Emphasis">Template VMware: </text:span>Template VMware the master copy or golden image of virtual machine that is used to provision virtual machines. This image can be later used to clone multiple virtual machines.</text:p>
      <table:table table:name="Table1" table:style-name="Table1">
        <table:table-column table:style-name="Table1.A"/>
        <table:table-column table:style-name="Table1.B"/>
        <text:soft-page-break/>
        <table:table-row>
          <table:table-cell table:style-name="Table1.A1" office:value-type="string">
            <text:p text:style-name="Table_20_Contents"><text:span text:style-name="Strong_20_Emphasis">Clone VMware</text:span></text:p>
          </table:table-cell>
          <table:table-cell table:style-name="Table1.A1" office:value-type="string">
            <text:p text:style-name="Table_20_Contents"><text:span text:style-name="Strong_20_Emphasis">Template VMware</text:span></text:p>
          </table:table-cell>
        </table:table-row>
        <table:table-row>
          <table:table-cell table:style-name="Table1.A1" office:value-type="string">
            <text:p text:style-name="Table_20_Contents">Create the exact copy of the parent virtual machine that can work independently</text:p>
          </table:table-cell>
          <table:table-cell table:style-name="Table1.A1" office:value-type="string">
            <text:p text:style-name="Table_20_Contents">It is a master copy of a VM with basic configuration and can’t work independently</text:p>
          </table:table-cell>
        </table:table-row>
        <table:table-row>
          <table:table-cell table:style-name="Table1.A1" office:value-type="string">
            <text:p text:style-name="Table_20_Contents">The cloned VM can’t be converted back to the parent VM or original VM</text:p>
          </table:table-cell>
          <table:table-cell table:style-name="Table1.A1" office:value-type="string">
            <text:p text:style-name="Table_20_Contents">Template VMware can be converted back to virtual machine and updated the latest configuration before converting back to template for future VM deployment</text:p>
          </table:table-cell>
        </table:table-row>
        <table:table-row>
          <table:table-cell table:style-name="Table1.A1" office:value-type="string">
            <text:p text:style-name="Table_20_Contents">For deploying large numbers of VM it is not recommended</text:p>
          </table:table-cell>
          <table:table-cell table:style-name="Table1.A1" office:value-type="string">
            <text:p text:style-name="Table_20_Contents">For deploying large numbers of VM it is recommended</text:p>
          </table:table-cell>
        </table:table-row>
        <table:table-row>
          <table:table-cell table:style-name="Table1.A1" office:value-type="string">
            <text:p text:style-name="Table_20_Contents">Clone VM can we turned on/off</text:p>
          </table:table-cell>
          <table:table-cell table:style-name="Table1.A1" office:value-type="string">
            <text:p text:style-name="Table_20_Contents">Template can’t be turned on/off or edit it</text:p>
          </table:table-cell>
        </table:table-row>
        <table:table-row>
          <table:table-cell table:style-name="Table1.A1" office:value-type="string">
            <text:p text:style-name="Table_20_Contents">Powered on VM can we cloned</text:p>
          </table:table-cell>
          <table:table-cell table:style-name="Table1.A1" office:value-type="string">
            <text:p text:style-name="Table_20_Contents">Powered on VM can’t be used to create templates</text:p>
          </table:table-cell>
        </table:table-row>
      </table:table>
      <text:h text:style-name="Heading_20_3" text:outline-level="3"><text:bookmark text:name="73-what-are-vmware-ha-and-vmware-ft-what-is-the-difference-between-the-two"/><text:span text:style-name="Strong_20_Emphasis">73. What are VMware HA and VMware FT? What is the difference between the two?</text:span></text:h>
      <text:p text:style-name="Text_20_body"><text:span text:style-name="Strong_20_Emphasis">VMware HA: </text:span>VMware HA (High Availability) works on cluster level. By pooling virtual machines and hosts resides into a cluster. Virtual machines running on failed hosts are forced to restart on alternate hosts. </text:p>
      <text:p text:style-name="Text_20_body"><text:span text:style-name="Strong_20_Emphasis">VMware FT: </text:span>Vmware FT (Fault Tolerance) works on VM Level. In this a secondary virtual machine is created and maintained as identical to the primary virtual machine and it can be replaced when ESXi hosts fail to provide continuous availability of virtual machines. It is a complete copy of a virtual machine including storage, computation and memory.</text:p>
      <table:table table:name="Table2" table:style-name="Table2">
        <table:table-column table:style-name="Table2.A"/>
        <table:table-column table:style-name="Table2.B"/>
        <table:table-row>
          <table:table-cell table:style-name="Table2.A1" office:value-type="string">
            <text:p text:style-name="Table_20_Contents"><text:span text:style-name="Strong_20_Emphasis">VMware HA</text:span></text:p>
          </table:table-cell>
          <table:table-cell table:style-name="Table2.A1" office:value-type="string">
            <text:p text:style-name="Table_20_Contents"><text:span text:style-name="Strong_20_Emphasis">VMware FT</text:span></text:p>
          </table:table-cell>
        </table:table-row>
        <table:table-row>
          <table:table-cell table:style-name="Table2.A1" office:value-type="string">
            <text:p text:style-name="Table_20_Contents">VMware HA is enabled per cluster</text:p>
          </table:table-cell>
          <table:table-cell table:style-name="Table2.A1" office:value-type="string">
            <text:p text:style-name="Table_20_Contents">VMware FT is enabled per Virtual Machine</text:p>
          </table:table-cell>
        </table:table-row>
        <table:table-row>
          <table:table-cell table:style-name="Table2.A1" office:value-type="string">
            <text:p text:style-name="Table_20_Contents">VMware HA works on cluster level</text:p>
          </table:table-cell>
          <table:table-cell table:style-name="Table2.A1" office:value-type="string">
            <text:p text:style-name="Table_20_Contents">VMware FT works on VM level</text:p>
          </table:table-cell>
        </table:table-row>
        <table:table-row>
          <table:table-cell table:style-name="Table2.A1" office:value-type="string">
            <text:p text:style-name="Table_20_Contents">In case of failure the HA system will restart and power on VM on another host</text:p>
          </table:table-cell>
          <table:table-cell table:style-name="Table2.A1" office:value-type="string">
            <text:p text:style-name="Table_20_Contents">In case of failure the FT system will start secondary host in case the lost of primary host by providing fast backup and continuous availability and reduces downtime</text:p>
          </table:table-cell>
        </table:table-row>
      </table:table>
      <text:h text:style-name="Heading_20_3" text:outline-level="3"><text:bookmark text:name="74-how-many-cpus-can-be-used-for-a-vm-in-ft-in-vsphere-7-0"/><text:span text:style-name="Strong_20_Emphasis">74.</text:span> <text:span text:style-name="Strong_20_Emphasis">How many CPUs can be used for a VM in FT in vSphere 7.0?</text:span></text:h>
      <text:p text:style-name="Text_20_body">In VMware vSphere 7.0, we can use up to 8 vCPUs with VMware vSphere Enterprise Plus license. </text:p>
      <text:h text:style-name="Heading_20_3" text:outline-level="3"><text:bookmark text:name="75-explain-fault-tolerance-logging-traffic"/><text:span text:style-name="Strong_20_Emphasis">75. Explain Fault Tolerance logging traffic.</text:span></text:h>
      <text:p text:style-name="Text_20_body">Fault tolerance logging traffic is considered to be the second network requirement. For syncing the data between primary VMs and secondary VMs fault tolerance applies FT logging.</text:p>
      <text:h text:style-name="Heading_20_3" text:outline-level="3"><text:bookmark text:name="76-differentiate-between-vsphere-and-vcenter"/><text:span text:style-name="Strong_20_Emphasis">76.</text:span> <text:span text:style-name="Strong_20_Emphasis">Differentiate between vSphere and vCenter.</text:span></text:h>
      <table:table table:name="Table3" table:style-name="Table3">
        <table:table-column table:style-name="Table3.A"/>
        <table:table-column table:style-name="Table3.B"/>
        <table:table-row>
          <table:table-cell table:style-name="Table3.A1" office:value-type="string">
            <text:p text:style-name="Table_20_Contents"><text:span text:style-name="Strong_20_Emphasis">vSphere</text:span></text:p>
          </table:table-cell>
          <table:table-cell table:style-name="Table3.A1" office:value-type="string">
            <text:p text:style-name="Table_20_Contents"><text:span text:style-name="Strong_20_Emphasis">vCenter</text:span></text:p>
          </table:table-cell>
        </table:table-row>
        <table:table-row>
          <table:table-cell table:style-name="Table3.A1" office:value-type="string">
            <text:p text:style-name="Table_20_Contents">vSphere is a complete infrastructure for virtualization</text:p>
          </table:table-cell>
          <table:table-cell table:style-name="Table3.A1" office:value-type="string">
            <text:p text:style-name="Table_20_Contents">vCenter is a centralized and extensible platform</text:p>
          </table:table-cell>
        </table:table-row>
        <table:table-row>
          <table:table-cell table:style-name="Table3.A1" office:value-type="string">
            <text:p text:style-name="Table_20_Contents">It is complete infrastructure for virtualization</text:p>
          </table:table-cell>
          <table:table-cell table:style-name="Table3.A1" office:value-type="string">
            <text:p text:style-name="Table_20_Contents">It is a centralized and extensible platform</text:p>
          </table:table-cell>
        </table:table-row>
        <table:table-row>
          <table:table-cell table:style-name="Table3.A1" office:value-type="string">
            <text:p text:style-name="Table_20_Contents">It allows IT team to build reliable and resilient infrastructure</text:p>
          </table:table-cell>
          <table:table-cell table:style-name="Table3.A1" office:value-type="string">
            <text:p text:style-name="Table_20_Contents">It allows IT team to automate and deliver a virtual infrastructure</text:p>
          </table:table-cell>
        </table:table-row>
        <table:table-row>
          <table:table-cell table:style-name="Table3.A1" office:value-type="string">
            <text:p text:style-name="Table_20_Contents">The initial release of vSphere was April 21, 2009</text:p>
          </table:table-cell>
          <table:table-cell table:style-name="Table3.A1" office:value-type="string">
            <text:p text:style-name="Table_20_Contents">The initial release of vCenter was December 5, 2003</text:p>
          </table:table-cell>
        </table:table-row>
      </table:table>
      <text:h text:style-name="Heading_20_3" text:outline-level="3"><text:bookmark text:name="77-will-ft-work-if-the-vcenter-server-goes-down"/><text:span text:style-name="Strong_20_Emphasis">77. Will FT work if the vCenter server goes down?</text:span></text:h>
      <text:p text:style-name="Text_20_body">Fault tolerance does not require vCenter to be online once configured, due to this no fault tolerance between primary and secondary will occur when vCenter is down.</text:p>
      <text:h text:style-name="Heading_20_3" text:outline-level="3"><text:bookmark text:name="78-what-do-you-understand-about-promiscuous-mode"/><text:span text:style-name="Strong_20_Emphasis">78. What do you understand about Promiscuous mode?</text:span></text:h>
      <text:p text:style-name="Text_20_body">Promiscuous mode is used for monitoring traffic. In the Promiscuous mode, all the network data packets can be viewed and accessed by all the network adapters operating in this mode. It is a network security, monitoring, and administration method that allows any network adapter configured on a host system to access all network data packets.</text:p>
      <text:h text:style-name="Heading_20_3" text:outline-level="3"><text:bookmark text:name="79-what-do-you-mean-by-cold-and-hot-migration"/><text:soft-page-break/><text:span text:style-name="Strong_20_Emphasis">79. What do you mean by cold and hot migration?</text:span></text:h>
      <text:p text:style-name="Text_20_body"><text:span text:style-name="Strong_20_Emphasis">Cold Migration: </text:span>In this migration, the powered-off VM, along with its configuration and data, is migrated from one host to another host. The VMs can be migrated manually, or one can set up scheduled tasks to perform this migration.</text:p>
      <text:p text:style-name="Text_20_body"><text:span text:style-name="Strong_20_Emphasis">Hot Migration:</text:span> In this migration, the powered-on VM is migrated from one host to another. This is also known as live migration because there is no need to shut down the virtual machine.</text:p>
      <text:h text:style-name="Heading_20_3" text:outline-level="3"><text:bookmark text:name="80-what-is-the-difference-between-virtual-desktop-and-remote-desktop"/><text:span text:style-name="Strong_20_Emphasis">80. What is the difference between virtual desktop and remote desktop?</text:span></text:h>
      <text:p text:style-name="Text_20_body"><text:span text:style-name="Strong_20_Emphasis">Remote Desktop: </text:span>The remote desktop program allows a computer that is located at a different location and interacts with the desktop as if they are accessing them physically, sitting in front of that device. Its solution is best for people who want to access their computers if they are away from their usual workplace. Also, it is beneficial for the technician who wants to fix any issues remotely by taking the remote console of that system.</text:p>
      <text:p text:style-name="Text_20_body"><text:span text:style-name="Strong_20_Emphasis">Virtual Desktop: </text:span>Virtual Desktop and Remote Desktops offer similar functionality – under the surface, there are a few significant differences. Virtual desktops provide a pre-configured image of operating systems or applications – separate from the device used to access them. Over the internet, any endpoint device – be it a laptop, tablet, or smartphone can be used to access the virtual desktop. </text:p>
      <text:h text:style-name="Heading_20_3" text:outline-level="3"><text:bookmark text:name="81-how-can-i-differentiate-between-virtual-machine-port-groups-and-vmkernel-ports"/><text:span text:style-name="Strong_20_Emphasis">81. How can I differentiate between virtual machine port groups and VMkernel ports?</text:span></text:h>
      <text:p text:style-name="Text_20_body">The VMKernel port provides connectivity to the host, and it handles the traffic like vMotion, Fault Tolerance traffic, and management. The IP address is assigned to the Virtual Kernel Adapter (VMK) of the VMKernel port group. The Virtual machines are connected to the VM port group.</text:p>
      <text:p text:style-name="Text_20_body">One of the important differences is that a Virtual Machine port group is just passing your garden variety virtual machine traffic, and a VMKernel port group is passing traffic specific to VMware vSphere.</text:p>
      <text:h text:style-name="Heading_20_3" text:outline-level="3"><text:bookmark text:name="82-whats-the-difference-between-vmfs-and-nfs"/><text:span text:style-name="Strong_20_Emphasis">82.</text:span> <text:span text:style-name="Strong_20_Emphasis">What’s the difference between VMFS and NFS?</text:span></text:h>
      <text:p text:style-name="Text_20_body"><text:span text:style-name="Strong_20_Emphasis">VMFS (Virtual Machine File System)</text:span>: VMFS is a block-level file system that is used to store virtual machine files. In vSphere 6.0, it can also store large files up to 64TB in size. </text:p>
      <text:p text:style-name="Text_20_body"><text:span text:style-name="Strong_20_Emphasis">NFS (Network File System): </text:span>NFS is a distributed file system protocol that was first developed by Sun Microsystems in 1984. It has a client/server architecture, which contains a client program, server program, and protocol that helps to communicate between the client and the server. It helps the user to access the data and files easily over the network.   </text:p>
      <text:h text:style-name="Heading_20_3" text:outline-level="3"><text:bookmark text:name="83-what-do-you-understand-about-rdm"/><text:span text:style-name="Strong_20_Emphasis">83. What do you understand about RDM?</text:span></text:h>
      <text:p text:style-name="Text_20_body">The Raw Device Mapping (RDM) files are contained in VMFS and act as proxies for raw physical devices. This helps virtual machines access logical unit numbers (LUNs) directly. The RDM contains metadata used for managing and redirecting disk access to the physical device.</text:p>
      <text:p text:style-name="P2"><text:s text:c="2"/></text:p>
      <text:p text:style-name="P2"/>
      <text:h text:style-name="Heading_20_3" text:outline-level="3">About VMware</text:h>
      <text:p text:style-name="Text_20_body">Incorporated in 1998, VMware is a cloud computing and virtualization technology company based in Palo Alto, California. The company has offices around the world and has a global presence. The company offers advanced cloud services through its partnerships with Cisco Systems and Amazon Web Services. It is known worldwide for its vSphere VMware Hypervisor, which allows any architecture, whether x86 or x64, to be virtualized. Performance, reliability, flexibility, and scalability are at the heart of its engineering work. <text:line-break/><text:line-break/>Working with VMware allows you to collaborate with a global community that is working together to address the <text:soft-page-break/>vital technological challenges of today. The business is driven by the values of innovation, positive leadership, and respect. VMware's incredible culture and its principles have contributed greatly to the growth of the company, and a great management team and work-life balance make it one of the best companies to work for. <text:line-break/> <text:line-break/>Despite having a desire to get a job with VMware, many of you are unsure what to expect in your interview. The purpose of this article is to let you know what an interview at VMware looks like. If you're about to take a <text:a xlink:type="simple" xlink:href="https://www.interviewbit.com/search/?q=VMware" office:target-frame-name="_blank" xlink:show="new" text:style-name="Internet_20_link" text:visited-style-name="Visited_20_Internet_20_Link">VMware interview</text:a>, these tips and VMware Interview questions will help you succeed. </text:p>
      <text:p text:style-name="P7">Crack your next tech interview with confidence! </text:p>
      <text:p text:style-name="P7">Take a free mock interview, get instant⚡️ feedback and recommendation💡 </text:p>
      <text:p text:style-name="P7">Attempt Now </text:p>
      <text:section text:style-name="Sect1" text:name="freshers">
        <text:h text:style-name="Heading_20_2" text:outline-level="2">------------------------------------------------------------------------------------------</text:h>
        <text:h text:style-name="Heading_20_3" text:outline-level="3">1. What is the importance of virtualization? </text:h>
        <text:p text:style-name="Text_20_body">A virtualization process creates a virtual version of a physical device, such as a server, storage device, network device, on a physical host. On a single machine/server known as an ESXi (ESX integrated) host, several virtual machines, as well as multiple operating systems and applications, can be operated. It has the following advantages: </text:p>
        <text:list xml:id="list1502390719" text:style-name="L19">
          <text:list-item>
            <text:p text:style-name="P42">Increasing IT agility, flexibility, and scalability while reducing costs. </text:p>
          </text:list-item>
          <text:list-item>
            <text:p text:style-name="P42">Increased workload mobility, performance, and resource availability. </text:p>
          </text:list-item>
          <text:list-item>
            <text:p text:style-name="P42">Automated operations that save time. </text:p>
          </text:list-item>
          <text:list-item>
            <text:p text:style-name="P41">Simplify IT management and make it less expensive to operate. </text:p>
          </text:list-item>
        </text:list>
        <text:h text:style-name="Heading_20_3" text:outline-level="3">2. Explain the different types of virtualization available. </text:h>
        <text:p text:style-name="Text_20_body">Virtualization generally enables your organization to run many processes at once with fewer physical infrastructures, leading to greater efficiency and cost savings. VMware manages different types of virtualizations, each having different uses in the industry. </text:p>
        <text:p text:style-name="Text_20_body"><text:span text:style-name="Strong_20_Emphasis">Types of virtualization-</text:span></text:p>
        <text:list xml:id="list103754537" text:style-name="L20">
          <text:list-item>
            <text:p text:style-name="P43"><text:span text:style-name="Strong_20_Emphasis">Server Virtualization:</text:span> It is a type of virtualization where many virtual machines (VMs) run on one physical server. Since you do not have to buy new servers or expand your server room, you save floor space and money. Server virtualization is offered by a few well-known providers, such as vSphere, XenServer, Hyper-V, and RedHat.</text:p>
          </text:list-item>
        </text:list>
        <text:list xml:id="list3428467949" text:style-name="L21">
          <text:list-item>
            <text:p text:style-name="P44"><text:span text:style-name="Strong_20_Emphasis">Network Virtualization:</text:span> It refers to the process of combining all the physical network components into one virtual network. A virtual network can be composed of NICs, switches, VLANs, network storage devices, virtual network containers, and network media. This type of virtualization has the primary function of eliminating physical network device dependencies. One of its examples includes VMware NSX.</text:p>
          </text:list-item>
        </text:list>
        <text:list xml:id="list2898735777" text:style-name="L22">
          <text:list-item>
            <text:p text:style-name="P45"><text:span text:style-name="Strong_20_Emphasis">Application Virtualization:</text:span> The process involves virtualizing and hosting applications on a server so that end users can have access to them on their devices such as laptops, smartphones, and tablets. The app can be accessed via any Internet-connected device, so you don't have to log in to a desktop at your office to use it. Its example includes VMware ThinApp, Citric XenApp, etc.</text:p>
          </text:list-item>
        </text:list>
        <text:list xml:id="list3534416914" text:style-name="L23">
          <text:list-item>
            <text:p text:style-name="P46"><text:span text:style-name="Strong_20_Emphasis">Desktop Virtualization:</text:span> Often called OS virtualization or VDI (Virtual Desktop Infrastructure), desktop virtualization is the process that enables you to run or deploy multiple virtual desktop OS on a physical server. The user may access his or her virtual desktop from anywhere since it is stored on a remote server. In this way, the need for individual CPUs is eliminated. Its example includes VMware Horizon View, Citrix Xen Desktop, etc.</text:p>
          </text:list-item>
        </text:list>
        <text:list xml:id="list3597494357" text:style-name="L24">
          <text:list-item>
            <text:p text:style-name="P47"><text:soft-page-break/><text:span text:style-name="Strong_20_Emphasis">Storage Virtualization:</text:span> Using storage virtualization, multiple network storage devices can be combined into a single storage device/array by pooling their physical storage. It provides an easy way to manage storage and ensure consistent performance. Its example includes vSAN.</text:p>
          </text:list-item>
        </text:list>
        <text:h text:style-name="Heading_20_3" text:outline-level="3">3. Explain VMKernel and its importance. </text:h>
        <text:p text:style-name="Text_20_body">VMware's VMkernel is a high-performance operating system that runs directly on the ESXi host. VMkernel generally acts as an interface between VMs and the physical hardware of the system and is referred to as microkernel by VMware since it runs on bare metal, directly on VMware ESX hosts. In addition to providing hardware abstraction and operating system (OS) services, VMKernel allocates memory and schedules CPUs. In addition, it handles services such as vMotion, Fault Tolerance, NFS, and iSCSI. In order for VMs to communicate with ESXi, the VMKernel is vital.</text:p>
        <text:h text:style-name="Heading_20_3" text:outline-level="3">4. Write four core elements of the VMkernel networking layer. </text:h>
        <text:p text:style-name="Text_20_body">VMkernel networking enables vSphere to interact with the outside world. It consists of four core elements:   </text:p>
        <text:list xml:id="list1312624571" text:style-name="L25">
          <text:list-item>
            <text:p text:style-name="P49">Virtual SAN </text:p>
          </text:list-item>
          <text:list-item>
            <text:p text:style-name="P49">Fault Tolerance </text:p>
          </text:list-item>
          <text:list-item>
            <text:p text:style-name="P49">Science storage </text:p>
          </text:list-item>
          <text:list-item>
            <text:p text:style-name="P48">VMotion </text:p>
          </text:list-item>
        </text:list>
        <text:h text:style-name="Heading_20_3" text:outline-level="3">5. What do you mean by Hypervisor? Write its type. </text:h>
        <text:p text:style-name="Text_20_body">Hypervisors, also known as VM monitors or VMMs, are software that creates and runs virtual machines (VMs) as well as also manages and allocates resources to them. By sharing its resources in virtual ways, such as memory and processing, a host computer can support multiple guest VMs. The special feature of a hypervisor allows several virtual machines to run on a single physical server. As a result, it reduces: </text:p>
        <text:list xml:id="list251581110" text:style-name="L26">
          <text:list-item>
            <text:p text:style-name="P51">Space efficiency </text:p>
          </text:list-item>
          <text:list-item>
            <text:p text:style-name="P51">Energy usage </text:p>
          </text:list-item>
          <text:list-item>
            <text:p text:style-name="P50">Server maintenance requirements. </text:p>
          </text:list-item>
        </text:list>
        <text:p text:style-name="Text_20_body">Types of Hypervisor<text:span text:style-name="Strong_20_Emphasis">- </text:span></text:p>
        <text:list xml:id="list1990796282" text:style-name="L27">
          <text:list-item>
            <text:p text:style-name="P53"><text:span text:style-name="Strong_20_Emphasis">Type-1 Hypervisor </text:span>(also known as Bare Metal or Native Hypervisor) </text:p>
          </text:list-item>
          <text:list-item>
            <text:p text:style-name="P52"><text:span text:style-name="Strong_20_Emphasis">Type-2 Hypervisor </text:span>(also known as Hosted Hypervisor) </text:p>
          </text:list-item>
        </text:list>
        <text:h text:style-name="Heading_20_3" text:outline-level="3">6. What do you mean by ESXi? </text:h>
        <text:p text:style-name="Text_20_body">ESXi (<text:span text:style-name="Strong_20_Emphasis">Elastic Sky X Integrated</text:span>): ESXi (formerly ESX) is a virtualization platform developed by VMware for deploying and managing virtual machines. With ESXi, you get a very secure OS architecture that includes and integrates essential OS components like the Kernel. For efficiency, reliability, and performance, it's the leading choice. ESXi partitions hardware to consolidate applications and reduce costs by directly accessing and controlling underlying resources. It is a hypervisor that makes use of bare-metal virtualization technology.</text:p>
        <text:h text:style-name="Heading_20_3" text:outline-level="3">7. Explain NFS and VMFS.</text:h>
        <text:list xml:id="list3678498219" text:style-name="L28">
          <text:list-item>
            <text:p text:style-name="P55"><text:span text:style-name="Strong_20_Emphasis">NFS (Network File System):</text:span> ESXi hosts use this file-sharing protocol to share files with NAS devices. Storage devices such as NAS connect to networks and enable ESXi hosts to access files.</text:p>
          </text:list-item>
          <text:list-item>
            <text:p text:style-name="P54"><text:span text:style-name="Strong_20_Emphasis">VMFS (Virtual Machine File System): </text:span>In VMware vSphere, it is a block-level file system that stores virtual machine files. In vSphere 6.0, it can also store large files up to 64TB in size.</text:p>
          </text:list-item>
        </text:list>
        <text:h text:style-name="Heading_20_3" text:outline-level="3"><text:soft-page-break/>8. Explain the .vmdk file. </text:h>
        <text:p text:style-name="Text_20_body">Virtual Machine Disk (VMDK) is an open file format by VMware which is used to store the content of virtual hard disks. In vSphere 5.5 and later versions, it can be up to 62 TB in size. Earlier, VMware products used the extension .dsk to store content or data or virtual disk files.</text:p>
        <text:h text:style-name="Heading_20_3" text:outline-level="3">9. Name some of the VMware products. </text:h>
        <text:p text:style-name="Text_20_body">VMware offers the following products: </text:p>
        <text:list xml:id="list720092007" text:style-name="L29">
          <text:list-item>
            <text:p text:style-name="P57">VMware Mirage </text:p>
          </text:list-item>
          <text:list-item>
            <text:p text:style-name="P57">VMware Pivotal Container </text:p>
          </text:list-item>
          <text:list-item>
            <text:p text:style-name="P57">VMware Photon Platform </text:p>
          </text:list-item>
          <text:list-item>
            <text:p text:style-name="P57">VMware Thinapp </text:p>
          </text:list-item>
          <text:list-item>
            <text:p text:style-name="P57">VMware vCloud NFV </text:p>
          </text:list-item>
          <text:list-item>
            <text:p text:style-name="P57">VMware vCloud NFV Openstack </text:p>
          </text:list-item>
          <text:list-item>
            <text:p text:style-name="P57">VMware vRealize </text:p>
          </text:list-item>
          <text:list-item>
            <text:p text:style-name="P56">VMware vRealize Operations, etc. </text:p>
          </text:list-item>
        </text:list>
        <text:h text:style-name="Heading_20_3" text:outline-level="3">10. What are the VMware components? </text:h>
        <text:p text:style-name="Text_20_body">VMware infrastructure consists of the following components: </text:p>
        <text:list xml:id="list2395314763" text:style-name="L30">
          <text:list-item>
            <text:p text:style-name="P59">VMware ESX Server </text:p>
          </text:list-item>
          <text:list-item>
            <text:p text:style-name="P59">VirtualCenter Server </text:p>
          </text:list-item>
          <text:list-item>
            <text:p text:style-name="P59">VMware Infrastructure Client (VI Client) </text:p>
          </text:list-item>
          <text:list-item>
            <text:p text:style-name="P59">VMware Infrastructure Web Access (VI Web Access) </text:p>
          </text:list-item>
          <text:list-item>
            <text:p text:style-name="P59">VMware Virtual Machine File System (VMFS) </text:p>
          </text:list-item>
          <text:list-item>
            <text:p text:style-name="P59">VMware Virtual Symmetric Multi-Processing (SMP) </text:p>
          </text:list-item>
          <text:list-item>
            <text:p text:style-name="P59">VMware VMotion and VMware Storage VMotion </text:p>
          </text:list-item>
          <text:list-item>
            <text:p text:style-name="P59">VMware High Availability (HA) </text:p>
          </text:list-item>
          <text:list-item>
            <text:p text:style-name="P59">VMware Distributed Resource Scheduler (DRS) </text:p>
          </text:list-item>
          <text:list-item>
            <text:p text:style-name="P59">VMware Consolidated Backup (Consolidated Backup) </text:p>
          </text:list-item>
          <text:list-item>
            <text:p text:style-name="P58">VMware Infrastructure SDK </text:p>
          </text:list-item>
        </text:list>
        <text:h text:style-name="Heading_20_3" text:outline-level="3">11. Explain VMware DRS. </text:h>
        <text:p text:style-name="Text_20_body">DRS (<text:span text:style-name="Strong_20_Emphasis">Distributed Resource Scheduler</text:span>), as the name suggests, provides a way to schedule and balance resources across a vSphere environment. Through the use of clusters and resource pools, virtual environments are able to automatically balance available resources across hosts. DRS uses VMware HA (High Availability) to move VMs from one host to another to ensure that resources are evenly distributed among them. </text:p>
        <text:h text:style-name="Heading_20_3" text:outline-level="3">12. Explain what you mean by Port-group. </text:h>
        <text:p text:style-name="Text_20_body">As the name suggests, port groups are groups of virtual ports on our virtual switch. In general, the port group provides a stable anchor point for virtual machines connected to labeled networks by aggregating multiple ports into a single configuration. Every port group is assigned a network label, which is unique to the host. VLAN (Virtual Local Area Network) tags, for example, are shared by each port group member. </text:p>
        <text:h text:style-name="Heading_20_3" text:outline-level="3">13. Write three port-groups that are configured in ESXi networking.</text:h>
        <text:p text:style-name="Text_20_body">The following are the three port-groups configured in ESXi networking: </text:p>
        <text:list xml:id="list3329336357" text:style-name="L31">
          <text:list-item>
            <text:p text:style-name="P60"><text:span text:style-name="Strong_20_Emphasis">Virtual Machine Port Group:</text:span> They are used for Virtual Machine Network. </text:p>
          </text:list-item>
          <text:list-item>
            <text:p text:style-name="P61"><text:span text:style-name="Strong_20_Emphasis">Service Console Port Group:</text:span> They are used for Service Console Communications. </text:p>
          </text:list-item>
          <text:list-item>
            <text:p text:style-name="P62"><text:soft-page-break/><text:span text:style-name="Strong_20_Emphasis">VMKernel Port Group: </text:span>They are used for vMotion, iSCSI, NFS (Network File System) Communications. </text:p>
          </text:list-item>
        </text:list>
        <text:h text:style-name="P3" text:outline-level="3">14. Explain iSCSI storage. </text:h>
        <text:p text:style-name="Text_20_body">Generally, iSCSI SANs consist of an iSCSI storage system, which houses one or more storage processors. Communication between the host and array occurs over TCP/IP protocol, and ESXi hosts are configured with an iSCSI initiator. Such an initiator is either hardware- or software-based. The hardware-based initiators can be dependent or independent; the software-based ones are called iSCSI software initiators. </text:p>
        <text:h text:style-name="Heading_20_3" text:outline-level="3">15. What is the meaning of VVol? </text:h>
        <text:p text:style-name="Text_20_body">vSphere 6.0 introduces the concept of Virtual Volume, also known as VVol, for managing virtual disks. Whenever a virtual disk is created in a virtual environment, VVol is automatically created. At the virtual disk level, it enables array-based operations. </text:p>
        <text:h text:style-name="Heading_20_3" text:outline-level="3">16. Explain Cluster. </text:h>
        <text:p text:style-name="Text_20_body">In VMware, the cluster is defined as a logical grouping of multiple ESXi hosts. It lets you add and remove hosts from a cluster. HA and DRS are also provided on the cluster.  </text:p>
        <text:h text:style-name="Heading_20_3" text:outline-level="3">17. Explain cold and hot migration? </text:h>
        <text:list xml:id="list1578548171" text:style-name="L32">
          <text:list-item>
            <text:p text:style-name="P64"><text:span text:style-name="Strong_20_Emphasis">Cold Migration:</text:span> This is the process of migrating a powered-off VM, including its configuration and data, from a single host to another. One can migrate VMs manually or set up a scheduled task to perform cold migration.   </text:p>
          </text:list-item>
          <text:list-item>
            <text:p text:style-name="P63"><text:span text:style-name="Strong_20_Emphasis">Hot Migration:</text:span> This is the process of migrating a powered-on VM from a single host to another. It is also known as live migration because there is no need to shut down the VM. </text:p>
          </text:list-item>
        </text:list>
      </text:section>
      <text:section text:style-name="Sect1" text:name="experienced">
        <text:h text:style-name="Heading_20_3" text:outline-level="3">18. Why use virtual machines instead of original hardware? </text:h>
        <text:p text:style-name="Text_20_body">In the absence of virtualization, it would be impossible to run multiple operating systems at once, such as Windows and Linux.  Virtual machines serve mainly the purpose of running multiple operating systems concurrently on a single piece of hardware. Splitting a physical server into multiple units reduces the need to invest in additional units. You can also use VMs to enable rapid disaster recovery and automatic backups of your data. </text:p>
        <text:h text:style-name="Heading_20_3" text:outline-level="3">19. What is the major advantage of VM running under a type 1 hypervisor than type 2 hypervisor? </text:h>
        <text:list xml:id="list634222965" text:style-name="L33">
          <text:list-item>
            <text:p text:style-name="P66"><text:span text:style-name="Strong_20_Emphasis">Type-1 Hypervisor: </text:span>It acts as a lightweight OS and runs directly on the host system. A base server OS is not required, and direct hardware access is available. Its example includes VMware ESXi, Citrix XenServer, etc.  </text:p>
          </text:list-item>
          <text:list-item>
            <text:p text:style-name="P65"><text:span text:style-name="Strong_20_Emphasis">Type-2 Hypervisor: </text:span>It cannot run directly on the underlying host system, but can run as an application layer on a host system, similar to other computer programs. Its example includes VMware player or parallel desktop, VMware Server, etc. </text:p>
          </text:list-item>
        </text:list>
        <text:p text:style-name="Text_20_body"><text:span text:style-name="Strong_20_Emphasis">Advantages of using Type-1 over Type-2 Hypervisor:</text:span></text:p>
        <text:p text:style-name="Text_20_body">It is more secure to use type-1 hypervisors since they do not rely on the underlying OS, unlike type-2 hypervisors. The type 2 server also loses some efficiency, performance, and speed due to this dependency. So, if you're under attack, a type-1 hypervisor will give you better protection than a type-2 hypervisor. </text:p>
        <text:h text:style-name="Heading_20_3" text:outline-level="3">20. What do you mean by RDM? </text:h>
        <text:p text:style-name="Text_20_body">The <text:span text:style-name="Strong_20_Emphasis">Raw Device Mapping</text:span> (RDM) files are contained in VMFS and act as proxies for raw physical devices. This feature enables VMware's virtual machines (VMs) to access logical unit numbers (LUNs) directly. This <text:soft-page-break/>eliminates the need to use the virtual machine file system (VMFS) because the LUN can be formatted using any file system like NTFS (New Technology File System). It is generally beneficial for cluster configurations including VM-to-VM, physical-to-VM, or SAN (Storage Area Network) snapshots. But it has some limitations, including the inability to map disk partitions and possibly not working with direct-attached block devices.</text:p>
        <text:h text:style-name="Heading_20_3" text:outline-level="3">21. What is clone and template in VMware? Differentiate between them. </text:h>
        <text:list xml:id="list170869161" text:style-name="L34">
          <text:list-item>
            <text:p text:style-name="P68"><text:span text:style-name="Strong_20_Emphasis">VMware clone: </text:span>It is an identical copy of a VM (called parent VM (Virtual Machine), since it is the one from which you made a clone). MAC addresses and UUIDs for both cloned and parent VM, however, will be different. Any changes to the cloned VM will not impact the original VM or parent VM (and vice versa).   </text:p>
          </text:list-item>
          <text:list-item>
            <text:p text:style-name="P67"><text:span text:style-name="Strong_20_Emphasis">VMware template:</text:span> It is a golden image or a master copy of Virtual Machine that is capable of creating and provisioning virtual machines. It can later be used to make many clones.  </text:p>
          </text:list-item>
        </text:list>
        <table:table table:name="Table4" table:style-name="Table4">
          <table:table-column table:style-name="Table4.A"/>
          <table:table-column table:style-name="Table4.B"/>
          <table:table-header-rows>
            <table:table-row>
              <table:table-cell table:style-name="Table4.A1" office:value-type="string">
                <text:p text:style-name="Table_20_Heading">Clone</text:p>
              </table:table-cell>
              <table:table-cell table:style-name="Table4.A1" office:value-type="string">
                <text:p text:style-name="Table_20_Heading">Template</text:p>
              </table:table-cell>
            </table:table-row>
          </table:table-header-rows>
          <table:table-row>
            <table:table-cell table:style-name="Table4.A1" office:value-type="string">
              <text:p text:style-name="Table_20_Contents">An exact copy of an existing virtual machine that works independently.</text:p>
            </table:table-cell>
            <table:table-cell table:style-name="Table4.A1" office:value-type="string">
              <text:p text:style-name="Table_20_Contents">A master copy of a VM with basic configurations, although it cannot work independently. </text:p>
            </table:table-cell>
          </table:table-row>
          <table:table-row>
            <table:table-cell table:style-name="Table4.A1" office:value-type="string">
              <text:p text:style-name="Table_20_Contents">You can turn it on/off.  </text:p>
            </table:table-cell>
            <table:table-cell table:style-name="Table4.A1" office:value-type="string">
              <text:p text:style-name="Table_20_Contents">You cannot turn on/off or edit a template.  </text:p>
            </table:table-cell>
          </table:table-row>
          <table:table-row>
            <table:table-cell table:style-name="Table4.A1" office:value-type="string">
              <text:p text:style-name="Table_20_Contents">It is not possible to convert a cloned VM back to a parent or original VM.</text:p>
            </table:table-cell>
            <table:table-cell table:style-name="Table4.A1" office:value-type="string">
              <text:p text:style-name="Table_20_Contents">The template can be converted back to a Virtual Machine and updated with the latest configuration before being converted back to the template for use in future VM deployments.  </text:p>
            </table:table-cell>
          </table:table-row>
          <table:table-row>
            <table:table-cell table:style-name="Table4.A1" office:value-type="string">
              <text:p text:style-name="Table_20_Contents">They are ideal for test environments or disaster recovery environments.  </text:p>
            </table:table-cell>
            <table:table-cell table:style-name="Table4.A1" office:value-type="string">
              <text:p text:style-name="Table_20_Contents">For deployment of mass virtual machines in production environments, the template works well. </text:p>
            </table:table-cell>
          </table:table-row>
          <table:table-row>
            <table:table-cell table:style-name="Table4.A1" office:value-type="string">
              <text:p text:style-name="Table_20_Contents">For large deployments of VMs, it is not recommended.  </text:p>
            </table:table-cell>
            <table:table-cell table:style-name="Table4.A1" office:value-type="string">
              <text:p text:style-name="Table_20_Contents">When deploying large numbers of VMs, it is recommended.  </text:p>
            </table:table-cell>
          </table:table-row>
          <table:table-row>
            <table:table-cell table:style-name="Table4.A1" office:value-type="string">
              <text:p text:style-name="Table_20_Contents">The VM that is powered on can be cloned. </text:p>
            </table:table-cell>
            <table:table-cell table:style-name="Table4.A1" office:value-type="string">
              <text:p text:style-name="Table_20_Contents">A powered-on VM cannot be used to create a Template. </text:p>
            </table:table-cell>
          </table:table-row>
        </table:table>
        <text:h text:style-name="Heading_20_3" text:outline-level="3">22. What do you mean by VMware HA and VMware FT? Difference between them.</text:h>
        <text:list xml:id="list2311269252" text:style-name="L35">
          <text:list-item>
            <text:p text:style-name="P70"><text:span text:style-name="Strong_20_Emphasis">VMware HA (High availability):</text:span> It generally works on Cluster Level. By pooling VMs and the hosts they reside on into a cluster, VMware HA provides high availability for VMs. VMs running on a failed host are forced to be restarted on alternate hosts.  </text:p>
          </text:list-item>
          <text:list-item>
            <text:p text:style-name="P69"><text:span text:style-name="Strong_20_Emphasis">VMware FT (Fault Tolerance): </text:span>It generally works on VM Level. In this, a secondary VM is created and maintained that is identical to the primary and can replace it when the ESXi host fails to provide continuous availability of VMs. A complete copy of a VM is made, including storage, computation, and memory. To configure FT, a 10GB NIC is recommended.  </text:p>
          </text:list-item>
        </text:list>
        <text:p text:style-name="Text_20_body"><text:span text:style-name="Strong_20_Emphasis">Difference between VMware HA and VMware FT- </text:span></text:p>
        <text:list xml:id="list1676818287" text:style-name="L36">
          <text:list-item>
            <text:p text:style-name="P72">While VMware HA is enabled per cluster, VMware FT is enabled per VM. </text:p>
          </text:list-item>
          <text:list-item>
            <text:p text:style-name="P72">VMware HA works on cluster level whereas VMware FT works on VM level. </text:p>
          </text:list-item>
          <text:list-item>
            <text:p text:style-name="P71">An HA system will restart and power on VMs on another host in the event of a failure, while an FT system will activate the second copy in case of a loss of the primary host. By providing fast backup and continuous availability, it reduces downtime. </text:p>
          </text:list-item>
        </text:list>
        <text:h text:style-name="Heading_20_3" text:outline-level="3">23. How many CPUs can be used for a VM in FT in vSphere 7.0? </text:h>
        <text:p text:style-name="Text_20_body">In VMware vSphere 7.0, up to 8 vCPUs can be used with the VMware vSphere Enterprise Plus license. </text:p>
        <text:h text:style-name="Heading_20_3" text:outline-level="3">24. Explain FT logging traffic. </text:h>
        <text:p text:style-name="Text_20_body">For VMware FT, fault tolerance logging traffic is considered as the second network requirement. For continuous data syncing between primary and secondary VMs, Fault Tolerance applies FT logging. Additionally, this is a VMkernel connection type used to move nondeterministic events from primary to secondary VMs. </text:p>
        <text:h text:style-name="Heading_20_3" text:outline-level="3"><text:soft-page-break/>25. What is the difference between vSphere and vCenter? </text:h>
        <text:list xml:id="list1465337653" text:style-name="L37">
          <text:list-item>
            <text:p text:style-name="P74"><text:span text:style-name="Strong_20_Emphasis">VMware vSphere:</text:span> It's an enterprise-scale virtualization platform that lets you build a reliable and resilient infrastructure to meet pretty much any business need while staying within your budget. Vsphere adds important capabilities to data center infrastructure that prevent unplanned downtime and can completely eliminate maintenance and storage downtime.  </text:p>
          </text:list-item>
          <text:list-item>
            <text:p text:style-name="P73"><text:span text:style-name="Strong_20_Emphasis">VMware vCenter: </text:span>It is a centralized platform used to manage virtual infrastructure. From a single console, you can control all your hosts and virtual machines, enhancing visibility and preventing errors. Even if you are managing a large-scale environment, vCenter Server lets you optimize routine operations and daily tasks. As a result of this functionality, you are able to get a detailed understanding of how your environment is configured.   </text:p>
          </text:list-item>
        </text:list>
        <text:h text:style-name="Heading_20_3" text:outline-level="3">26. Will FT (Fault Tolerance) work if the vCenter server goes down? </text:h>
        <text:p text:style-name="Text_20_body">Fault Tolerance on a VM can only be enabled through the vCenter Server. FT does not require vCenter to be online once configured. Due to this fact, no FT failure between the primary and the secondary will occur when vCenter is down. </text:p>
        <text:h text:style-name="Heading_20_3" text:outline-level="3">27. What is the use of vMotion? </text:h>
        <text:p text:style-name="Text_20_body">VMware's VMotion technology enables you to migrate active virtual machines from one ESX-host to another without disrupting service or functionality. During this process, there is zero downtime, constant service availability, and overall transaction integrity. vMotion technology plays a key role in creating a dynamic, automated, and self-optimizing data center and provides great flexibility for virtual environments. Ensure that both hardware and software requirements are met by the cloud provider. The compatibility requirements are reduced if powered-off VMs are migrated.   </text:p>
        <text:h text:style-name="Heading_20_3" text:outline-level="3">28. What will happen if vMotion fails? </text:h>
        <text:p text:style-name="Text_20_body">A virtual machine will not be migrated if the target host does not have enough memory i.e., vMotion fails. This can be fixed by moving the VM to another ESXi host providing guaranteed memory, or by reducing the virtual machine's memory reservation. </text:p>
        <text:h text:style-name="Heading_20_3" text:outline-level="3">29. Explain Promiscuous mode. </text:h>
        <text:p text:style-name="Text_20_body">A promiscuous mode is network security, monitoring, and administration method that allows any network adapter configured on a host system to access all network data packets. You can specify it at the virtual switch or port group level in vSphere ESX/ESXi. Essentially, promiscuous mode is a method of monitoring (sniffing) network traffic. You have two options: accept or reject. Additionally, all communication will be visible to all virtual machines if the promiscuous mode is set to accept. </text:p>
        <text:h text:style-name="Heading_20_3" text:outline-level="3">30. There are several features such as DRS (Distributed Resource Scheduler), SMP (Symmetric Multi-Processing), VMotion, etc., but why do we need ‘HA’?</text:h>
        <text:p text:style-name="Text_20_body"><text:span text:style-name="Strong_20_Emphasis">VMware HA</text:span> is critical for us since we need uninterrupted service. Let's suppose that one of the ESX servers in the cluster crashes suddenly for some reason. What would happen to the virtual machines running on that server? Do they continue running or are they falling? Likewise, they go down too. Thankfully, VMware HA allows you to restart these VM's on any other ESX server in the same cluster as soon as they fail. </text:p>
        <text:h text:style-name="Heading_20_3" text:outline-level="3">31. What is the importance of snapshots in VMware? </text:h>
        <text:p text:style-name="Text_20_body">VMware snapshots allow you to quickly and easily save the state of a VM before making changes. A snapshot is taken when upgrading or installing software. In VMware snapshots, the current state of the virtual machine is preserved, so after testing, the machine can be quickly reverted to the desired state. After a specific task is completed, a snapshot should be removed to improve performance. </text:p>
        <text:h text:style-name="Heading_20_3" text:outline-level="3"><text:soft-page-break/>32. What are vSS and vDS? </text:h>
        <text:p text:style-name="Text_20_body">To connect virtual machines, VMware vSphere offers two types of virtual switches. vSphere administrators can control the traffic between VMware virtual machines using either type of virtual switch.  </text:p>
        <text:list xml:id="list2984659030" text:style-name="L38">
          <text:list-item>
            <text:p text:style-name="P75"><text:span text:style-name="Strong_20_Emphasis">vSphere Standard Switch (VSS): </text:span>VSS is the default virtual switch when ESXi is installed. The switch allows VMs installed on one physical host to communicate with one another. The switch controls how a VM communicates with another VM on the same physical server, just as a physical switch would.</text:p>
          </text:list-item>
        </text:list>
        <text:list xml:id="list57698203" text:style-name="L39">
          <text:list-item>
            <text:p text:style-name="P76"><text:span text:style-name="Strong_20_Emphasis">vSphere Distributed Switch (VDS):</text:span> It acts as the single switch in a virtual environment and provides central provisioning, administrative, and monitoring capabilities for virtual networks. Additionally, it supports advanced networking features in VMware vSphere.</text:p>
          </text:list-item>
        </text:list>
        <text:h text:style-name="Heading_20_3" text:outline-level="3">33. What is VDI? </text:h>
        <text:p text:style-name="Text_20_body">With VDI (Virtual Desktop Infrastructure), users can host a desktop operating system (OS) on a server and access VM-based desktops remotely from different devices and locations. VDI is a type of IaaS (Infrastructure as a Service), which can be run in a private or public cloud. When VDI is used, the end-user can access his or her desktops via a device called a thin client. </text:p>
        <text:h text:style-name="Heading_20_3" text:outline-level="3">34. What do you mean by vCloud Suite? </text:h>
        <text:p text:style-name="Text_20_body">vCloud Suite is often described as an enterprise-grade cloud and management solution. It is a collection of multiple VMware components to build and provide a completely integrated cloud infrastructure, that includes virtualization, software-defined datacenter services, disaster recovery, application management, etc. </text:p>
        <text:h text:style-name="Heading_20_3" text:outline-level="3">35. Why use VMware Workstation? </text:h>
        <text:p text:style-name="Text_20_body">VMware Workstation is software that allows users to run multiple operating systems on the same host computer. Virtual machines are capable of running one instance of any operating system such as Microsoft, Linux, etc. </text:p>
        <text:p text:style-name="Text_20_body">Here are three reasons why VMware workstation is useful:  </text:p>
        <text:list xml:id="list3077341560" text:style-name="L40">
          <text:list-item>
            <text:p text:style-name="P78">Allows the user to run more than one operating system on the same computer. </text:p>
          </text:list-item>
          <text:list-item>
            <text:p text:style-name="P78">It saves the current OS configuration as virtual machines. </text:p>
          </text:list-item>
          <text:list-item>
            <text:p text:style-name="P77">You can work across different OSs without switching. </text:p>
          </text:list-item>
        </text:list>
      </text:section>
      <text:section text:style-name="Sect1" text:name="faq">
        <text:h text:style-name="P4" text:outline-level="3">---------------------------------------------------------------------------------------------------------------------</text:h>
        <text:h text:style-name="P4" text:outline-level="3">5) Explain VMware DRS?</text:h>
        <text:p text:style-name="Text_20_body">VMware DRS stands for Distributed Resource Scheduler; it dynamically balances resources across various host under a cluster or resource pool.  It enables users to determine the rules and policies which decide how virtual machines deploy resources, and these resources should be prioritized to multiple virtual machines.</text:p>
        <text:h text:style-name="Heading_20_3" text:outline-level="3">6) Explain VMware Fault Tolerance?</text:h>
        <text:p text:style-name="Text_20_body">VMware fault tolerance is an important component of VMware vSphere, and it offers continuous access to applications by preventing data loss and downtime of virtual machines in the event of ESX server failure.</text:p>
        <text:h text:style-name="Heading_20_3" text:outline-level="3">7) What is FT logging traffic?</text:h>
        <text:p text:style-name="Text_20_body">FT logging is one of the options in VMKernel port setting which is more or less the same as enabling vmotion option in the vmkernel port.</text:p>
        <text:h text:style-name="Heading_20_3" text:outline-level="3">8) Name different components used in VMware infrastructure.</text:h>
        <text:p text:style-name="Text_20_body">Different components used in VMware infrastructure includes</text:p>
        <text:list xml:id="list1386015493" text:style-name="L41">
          <text:list-item>
            <text:p text:style-name="P80"><text:soft-page-break/>It consists of the lowest layer which acts as an ESX server host </text:p>
          </text:list-item>
          <text:list-item>
            <text:p text:style-name="P80">It also uses the virtual center server which keeps tracks of all the VM associated images and manages it from one point </text:p>
          </text:list-item>
          <text:list-item>
            <text:p text:style-name="P80">VMWare infrastructure client, it enables the client to communicate with user’s applications that are running on VMware </text:p>
          </text:list-item>
          <text:list-item>
            <text:p text:style-name="P80">Web-browser is used to access the virtual machines </text:p>
          </text:list-item>
          <text:list-item>
            <text:p text:style-name="P80">The license server is used to prepare a server which provides licensing to the applications </text:p>
          </text:list-item>
          <text:list-item>
            <text:p text:style-name="P79">Database servers are availed to maintain a database </text:p>
          </text:list-item>
        </text:list>
        <text:h text:style-name="Heading_20_3" text:outline-level="3">9) Explain vCloud Suite</text:h>
        <text:p text:style-name="Text_20_body">vCloud Suite combines with multiple VMware components to give a complete set of cloud infrastructure capabilities in a single package, including virtualization, software-defined datacenter services, disaster recovery, application management, etc.</text:p>
        <text:h text:style-name="Heading_20_3" text:outline-level="3">10) What are the storage and availability in vCloud Suite?</text:h>
        <text:p text:style-name="Text_20_body">The storage and availability in vCloud Computing Suite includes</text:p>
        <text:list xml:id="list593728728" text:style-name="L42">
          <text:list-item>
            <text:p text:style-name="P82"><text:span text:style-name="Strong_20_Emphasis">Storage DRS: </text:span>It place and load balance virtual machines based on storage capacity and I/O latency </text:p>
          </text:list-item>
          <text:list-item>
            <text:p text:style-name="P82"><text:span text:style-name="Strong_20_Emphasis">Storage vMotion: </text:span>It employs proactive, non-disruptive storage migration to reduce virtual machine storage I/O bottlenecks and free up valuable storage capacity </text:p>
          </text:list-item>
          <text:list-item>
            <text:p text:style-name="P82"><text:span text:style-name="Strong_20_Emphasis">Application HA: </text:span>It gains high availability that is bound to specific applications </text:p>
          </text:list-item>
          <text:list-item>
            <text:p text:style-name="P81"><text:span text:style-name="Strong_20_Emphasis">Data Protection: </text:span>Based on EMC avamar, it deploys a back-up and recovery tool </text:p>
          </text:list-item>
        </text:list>
        <text:h text:style-name="Heading_20_3" text:outline-level="3">11) What is Host Isolation in VMware HA (High Availability)?</text:h>
        <text:p text:style-name="Text_20_body">In VMware HA, it has a mechanism to detect a host isolated from the rest of the hosts in the cluster.  In simple words, it uses a heartbeat to communicate another host in the cluster. When the ESX host loses its ability to connect with other hosts in a cluster through heart-beat, then ESX host will be considered as a Host Isolation.</text:p>
        <text:h text:style-name="Heading_20_3" text:outline-level="3">12) What is the difference between VMware HA and Vmware FT?</text:h>
        <text:p text:style-name="Text_20_body">VMware FT is enabled per VM basis while VMware is enabled per cluster</text:p>
        <text:p text:style-name="Text_20_body">In the case of ESX host failure, virtual machines are the failed host and are re-started and powered-on the other active hosts in HA cluster. But FT-enabled virtual machines; there is no downtime. In the case of a host failure, the secondary VM will be activated, and it becomes primary and continue to run from the exact point where the primary VM is failed or left off.</text:p>
        <text:h text:style-name="Heading_20_3" text:outline-level="3">13) Explain the new features available in vSphere 5?</text:h>
        <text:p text:style-name="Text_20_body">In the latest version of vSphere 5.5, it includes</text:p>
        <text:list xml:id="list1615137079" text:style-name="L43">
          <text:list-item>
            <text:p text:style-name="P84">ESXi Hypervisor enhancement </text:p>
          </text:list-item>
          <text:list-item>
            <text:p text:style-name="P84">Virtual Machine Enhancement </text:p>
          </text:list-item>
          <text:list-item>
            <text:p text:style-name="P84">VMware vCenter Server Enhancement </text:p>
          </text:list-item>
          <text:list-item>
            <text:p text:style-name="P84">vSphere storage Enhancement </text:p>
          </text:list-item>
          <text:list-item>
            <text:p text:style-name="P83">vSphere Networking Enhancements </text:p>
          </text:list-item>
        </text:list>
        <text:h text:style-name="Heading_20_3" text:outline-level="3">14) What are the new features included in ESXi Hypervisor enhancement?</text:h>
        <text:p text:style-name="Text_20_body">In ESXi Hypervisor enhancement includes</text:p>
        <text:list xml:id="list786114539" text:style-name="L44">
          <text:list-item>
            <text:p text:style-name="P86"><text:span text:style-name="Strong_20_Emphasis">Hot-pluggable PCIe SSD Devices:</text:span>It supports SSDs (Solid State Disks) devices, and with a new enhancement, SSD device can be removed or added while a vSphere host is running. </text:p>
          </text:list-item>
          <text:list-item>
            <text:p text:style-name="P86"><text:soft-page-break/><text:span text:style-name="Strong_20_Emphasis">Support for Reliable Memory Technology: </text:span>vSphere ESXi hypervisor can take advantage of new hardware; vendor enabled Reliable Memory Technology, through which a region of memory is reported from the hardware to vSphere ESXi hypervisor. It is used to enhance the placement of VMKernel and other components like initial thread and hosted. It helps to protect against memory error </text:p>
          </text:list-item>
          <text:list-item>
            <text:p text:style-name="P85"><text:span text:style-name="Strong_20_Emphasis">Enhancements to CPU C-states: </text:span>A power process (C-state) is used to provide additional power savings </text:p>
          </text:list-item>
        </text:list>
        <text:h text:style-name="Heading_20_3" text:outline-level="3">15) State out the difference between template and clone in VMware?</text:h>
        <text:p text:style-name="Text_20_body">Clone</text:p>
        <table:table table:name="Table5" table:style-name="Table5">
          <table:table-column table:style-name="Table5.A"/>
          <table:table-column table:style-name="Table5.B"/>
          <table:table-row>
            <table:table-cell table:style-name="Table5.A1" office:value-type="string">
              <text:p text:style-name="Table_20_Contents"><text:span text:style-name="Strong_20_Emphasis">Template</text:span></text:p>
            </table:table-cell>
            <table:table-cell table:style-name="Table5.B1" office:value-type="string">
              <text:p text:style-name="P6"/>
            </table:table-cell>
          </table:table-row>
          <table:table-row>
            <table:table-cell table:style-name="Table5.A1" office:value-type="string">
              <text:list xml:id="list2709076404" text:style-name="L1">
                <text:list-item>
                  <text:p text:style-name="P9"> Clone is a copy of the virtual machine </text:p>
                </text:list-item>
                <text:list-item>
                  <text:p text:style-name="P9">You cannot convert back the cloned Virtual Machine </text:p>
                </text:list-item>
                <text:list-item>
                  <text:p text:style-name="P9">A clone of a virtual machine can be made when the virtual machine is powered on </text:p>
                </text:list-item>
                <text:list-item>
                  <text:p text:style-name="P10">A full clone is independent of parent virtual machines and does not share anything with virtual machines. </text:p>
                </text:list-item>
              </text:list>
            </table:table-cell>
            <table:table-cell table:style-name="Table5.A1" office:value-type="string">
              <text:list xml:id="list4132460734" text:style-name="L2">
                <text:list-item>
                  <text:p text:style-name="P11">A template is a master copy of a virtual machine; it can be used to make many clones </text:p>
                </text:list-item>
                <text:list-item>
                  <text:p text:style-name="P11">A template can be converted back to the virtual machine to update the base template </text:p>
                </text:list-item>
                <text:list-item>
                  <text:p text:style-name="P11">A template cannot be edited or powered on, and are more difficult to change than the ordinary virtual machine </text:p>
                </text:list-item>
                <text:list-item>
                  <text:p text:style-name="P12">When you clone a virtual machine from the template, the resulting cloned virtual machine is free of the original virtual machine </text:p>
                </text:list-item>
              </text:list>
            </table:table-cell>
          </table:table-row>
          <table:table-row>
            <table:table-cell table:style-name="Table5.A1" office:value-type="string">
              <text:list xml:id="list1095952150" text:style-name="L3">
                <text:list-item>
                  <text:p text:style-name="P13"> A linked clone shares virtual disks with the parent virtual machine. It enables multiple virtual machines to use the same software installation </text:p>
                </text:list-item>
              </text:list>
            </table:table-cell>
            <table:table-cell table:style-name="Table5.A1" office:value-type="string">
              <text:p text:style-name="Table_20_Contents">—————</text:p>
            </table:table-cell>
          </table:table-row>
          <table:table-row>
            <table:table-cell table:style-name="Table5.A1" office:value-type="string">
              <text:p text:style-name="Table_20_Contents">—————</text:p>
            </table:table-cell>
            <table:table-cell table:style-name="Table5.A1" office:value-type="string">
              <text:list xml:id="list843673088" text:style-name="L4">
                <text:list-item>
                  <text:p text:style-name="P14">When the virtual machine is powered on, it cannot convert the virtual machine to a template but can convert clone to template </text:p>
                </text:list-item>
              </text:list>
            </table:table-cell>
          </table:table-row>
        </table:table>
        <text:h text:style-name="Heading_20_3" text:outline-level="3">16) What is Fault Tolerant Logging?</text:h>
        <text:p text:style-name="Text_20_body">The communication between two ESXI host is known as Fault logging when FT is configured between them.</text:p>
        <text:h text:style-name="Heading_20_3" text:outline-level="3">17) Explain vSS</text:h>
        <text:p text:style-name="Text_20_body">vSS stands for Virtual Standard Switch is responsible for communication of VMs hosted on a single physical host. It automatically detects a VM which wants to communicate with other VM on the same physical server.</text:p>
        <text:h text:style-name="Heading_20_3" text:outline-level="3">18) Explain some features of VMware tool</text:h>
        <text:list xml:id="list1579692540" text:style-name="L45">
          <text:list-item>
            <text:p text:style-name="P88">It offers a simple wizard for setting configuration </text:p>
          </text:list-item>
          <text:list-item>
            <text:p text:style-name="P88">Web browser interface </text:p>
          </text:list-item>
          <text:list-item>
            <text:p text:style-name="P87">Easy <text:a xlink:type="simple" xlink:href="https://career.guru99.com/top-12-maintenance-and-repair-interview-questions/" text:style-name="Internet_20_link" text:visited-style-name="Visited_20_Internet_20_Link">maintenance</text:a> of virtual machines </text:p>
          </text:list-item>
        </text:list>
        <text:h text:style-name="Heading_20_3" text:outline-level="3">19) Define the term ’VMKe<text:span text:style-name="T2">r</text:span>nel’.</text:h>
        <text:p text:style-name="Text_20_body">VMWare Kernel is a proprietary kernel of VMware. It needs an operating system to boot and manage the kernel. A service console is being offered whenever VMWare kernel is booted.</text:p>
        <text:h text:style-name="Heading_20_3" text:outline-level="3">20) What is the purpose of using  Virtual Machine Port Group?</text:h>
        <text:p text:style-name="Text_20_body">Virtual Machine port group helps for Virtual machine communication.</text:p>
        <text:h text:style-name="Heading_20_3" text:outline-level="3"><text:soft-page-break/>21) Give three reasons for using VMware Workstation</text:h>
        <text:p text:style-name="Text_20_body">Three reasons for using VMware workstation are:</text:p>
        <text:list xml:id="list3298348605" text:style-name="L46">
          <text:list-item>
            <text:p text:style-name="P90">Enables the user to run more than one operating system on a single system </text:p>
          </text:list-item>
          <text:list-item>
            <text:p text:style-name="P90">Saves the existing OS configuration in the form of virtual machines. </text:p>
          </text:list-item>
          <text:list-item>
            <text:p text:style-name="P89">Allows you to work on different OS without switching between them. </text:p>
          </text:list-item>
        </text:list>
        <text:h text:style-name="Heading_20_3" text:outline-level="3">22) What are pluggable devices which can be added while Virtual Machine is running?</text:h>
        <text:p text:style-name="Text_20_body">You can add HDDs and NIC while  Virtual Machine is running.</text:p>
        <text:h text:style-name="Heading_20_3" text:outline-level="3"><text:span text:style-name="T1">e</text:span>23) What is the use of Promiscuous Mode?</text:h>
        <text:p text:style-name="Text_20_body">Promiscuous mode is useful when you want to run a virtual machine with network sniffers helps you to capture packet of that network. Moreover, if the promiscuous mode set to accept, all the communication is visible to all the virtual machines.</text:p>
        <text:h text:style-name="Heading_20_3" text:outline-level="3">24) What is Cold and Hot Migration?</text:h>
        <text:p text:style-name="Text_20_body">When you migrate powered off or suspended, it is known as cold migration. When you migrate your running power on virtual machines, it is known as hot migration.</text:p>
        <text:h text:style-name="Heading_20_3" text:outline-level="3">25)  What is the primary use of port groups in data center virtualization?</text:h>
        <text:p text:style-name="Text_20_body">You can separate the network traffic by using port groups like FT, management traffic, vMotion, etc.</text:p>
        <text:h text:style-name="Heading_20_3" text:outline-level="3">26) What is Virtual Desktop Infrastructure?</text:h>
        <text:p text:style-name="Text_20_body">Virtual Desktop Infrastructure which also known as VDI allows you to host the desktop operating system on the centralized <text:a xlink:type="simple" xlink:href="https://career.guru99.com/top-22-windows-server-interview-questions/" text:style-name="Internet_20_link" text:visited-style-name="Visited_20_Internet_20_Link">window server</text:a> in a data center. It is also known as server-based computing as it is the variation on the client-server computing model.</text:p>
        <text:h text:style-name="Heading_20_3" text:outline-level="3">27) Explain the importance of snapshot in VMWare</text:h>
        <text:p text:style-name="Text_20_body">A VMWare snapshot is a copy of a virtual machine disk file which is used to restore a VM to a specific point in time when the system fails, or system error occurs.</text:p>
        <text:h text:style-name="Heading_20_3" text:outline-level="3">28) What is VVol?</text:h>
        <text:p text:style-name="Text_20_body">Virtual Volume knew as VVol is a new VM disk management feature concept introduced in vSphere 6.0. It enables <text:a xlink:type="simple" xlink:href="https://career.guru99.com/top-50-array-interview-questions-answers/" text:style-name="Internet_20_link" text:visited-style-name="Visited_20_Internet_20_Link">array</text:a>-based operation at the virtual disk level.  It is automatically created when a virtual disk is created in a virtual environment.</text:p>
        <text:h text:style-name="Heading_20_3" text:outline-level="3">29) Explain Cluster in VMware</text:h>
        <text:p text:style-name="Text_20_body">Cluster in VMware is a logical grouping of multi ESXi hosts. It allows you to add or delete the host from the cluster. It also provides a feature like HA, DRS, on the cluster.</text:p>
        <text:h text:style-name="Heading_20_3" text:outline-level="3">30) Disadvantages of the VMware virtualization  platform</text:h>
        <text:p text:style-name="Text_20_body">Some drawbacks of the VMware virtualization platform are:</text:p>
        <text:list xml:id="list3129975888" text:style-name="L47">
          <text:list-item>
            <text:p text:style-name="P92">It requires a considerable investment to buy the resources </text:p>
          </text:list-item>
          <text:list-item>
            <text:p text:style-name="P92">High-end server needs which increase the cost. </text:p>
          </text:list-item>
          <text:list-item>
            <text:p text:style-name="P91">Different technologies are required for its implementation. </text:p>
          </text:list-item>
        </text:list>
        <text:p text:style-name="P5"/>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09cm" fo:margin-bottom="0.702cm" fo:margin-left="0.926cm" fo:margin-right="0.78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18:03:20.500483288</meta:creation-date>
    <dc:date>2022-12-29T10:57:35.740563585</dc:date>
    <meta:editing-duration>PT1H45M45S</meta:editing-duration>
    <meta:editing-cycles>12</meta:editing-cycles>
    <meta:generator>LibreOffice/7.3.7.2$Linux_X86_64 LibreOffice_project/30$Build-2</meta:generator>
    <meta:document-statistic meta:table-count="5" meta:image-count="0" meta:object-count="0" meta:page-count="21" meta:paragraph-count="509" meta:word-count="9685" meta:character-count="59425" meta:non-whitespace-character-count="50113"/>
  </office:meta>
</office:document-meta>
</file>